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0"/>
  </office:automatic-styles>
  <office:body>
    <office:spreadsheet>
      <table:table table:name="16NodesTestData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201403220638">
            <text:p>201403220638</text:p>
          </table:table-cell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201403220638">
            <text:p>201403220638</text:p>
          </table:table-cell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201403220638">
            <text:p>201403220638</text:p>
          </table:table-cell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201403220638">
            <text:p>201403220638</text:p>
          </table:table-cell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201403220638">
            <text:p>201403220638</text:p>
          </table:table-cell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201403220638">
            <text:p>201403220638</text:p>
          </table:table-cell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201403220638">
            <text:p>201403220638</text:p>
          </table:table-cell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201403220638">
            <text:p>201403220638</text:p>
          </table:table-cell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201403220638">
            <text:p>201403220638</text:p>
          </table:table-cell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201403220638">
            <text:p>201403220638</text:p>
          </table:table-cell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201403220638">
            <text:p>201403220638</text:p>
          </table:table-cell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201403220638">
            <text:p>201403220638</text:p>
          </table:table-cell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201403220638">
            <text:p>201403220638</text:p>
          </table:table-cell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201403220638">
            <text:p>201403220638</text:p>
          </table:table-cell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201403220638">
            <text:p>201403220638</text:p>
          </table:table-cell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201403220638">
            <text:p>201403220638</text:p>
          </table:table-cell>
        </table:table-row>
        <table:table-row table:style-name="ro2" table:number-rows-repeated="104855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2" table:number-rows-repeated="3">
          <table:table-cell table:number-columns-repeated="3"/>
        </table:table-row>
        <table:table-row table:style-name="ro2">
          <table:table-cell table:style-name="ce1"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142316157675378">
            <text:p>0.1423161577</text:p>
          </table:table-cell>
        </table:table-row>
        <table:table-row table:style-name="ro2">
          <table:table-cell table:style-name="ce1"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144575060172781">
            <text:p>0.1445750602</text:p>
          </table:table-cell>
        </table:table-row>
        <table:table-row table:style-name="ro2">
          <table:table-cell table:style-name="ce1"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1.86999693426637">
            <text:p>1.8699969343</text:p>
          </table:table-cell>
        </table:table-row>
        <table:table-row table:style-name="ro2">
          <table:table-cell table:style-name="ce1"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16778999726208">
            <text:p>0.1677899973</text:p>
          </table:table-cell>
        </table:table-row>
        <table:table-row table:style-name="ro2">
          <table:table-cell table:style-name="ce1"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09952562957564">
            <text:p>0.0109952563</text:p>
          </table:table-cell>
        </table:table-row>
        <table:table-row table:style-name="ro2">
          <table:table-cell table:style-name="ce1"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819361708080325">
            <text:p>-0.8193617081</text:p>
          </table:table-cell>
        </table:table-row>
        <table:table-row table:style-name="ro2">
          <table:table-cell table:style-name="ce1"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256115394802816">
            <text:p>0.0256115395</text:p>
          </table:table-cell>
        </table:table-row>
        <table:table-row table:style-name="ro2">
          <table:table-cell table:style-name="ce1"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1.78766839308681">
            <text:p>1.7876683931</text:p>
          </table:table-cell>
        </table:table-row>
        <table:table-row table:style-name="ro2">
          <table:table-cell table:style-name="ce1"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</table:table-row>
        <table:table-row table:style-name="ro2">
          <table:table-cell table:style-name="ce1"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278854827863">
            <text:p>-0.1278854828</text:p>
          </table:table-cell>
        </table:table-row>
        <table:table-row table:style-name="ro2">
          <table:table-cell table:style-name="ce1"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267977126008736">
            <text:p>-0.0267977126</text:p>
          </table:table-cell>
        </table:table-row>
        <table:table-row table:style-name="ro2">
          <table:table-cell table:style-name="ce1"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6778999726208">
            <text:p>0.1677899973</text:p>
          </table:table-cell>
        </table:table-row>
        <table:table-row table:style-name="ro2">
          <table:table-cell table:style-name="ce1"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1.20799540627628">
            <text:p>-1.2079954063</text:p>
          </table:table-cell>
        </table:table-row>
        <table:table-row table:style-name="ro2">
          <table:table-cell table:style-name="ce1"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table:style-name="ce2" office:value-type="float" office:value="-0.000313026410066059">
            <text:p>-3.13E-004</text:p>
          </table:table-cell>
        </table:table-row>
        <table:table-row table:style-name="ro2">
          <table:table-cell table:style-name="ce1"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134447606289636">
            <text:p>-0.1344476063</text:p>
          </table:table-cell>
        </table:table-row>
        <table:table-row table:style-name="ro2">
          <table:table-cell table:style-name="ce1"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1.78608535713688">
            <text:p>1.7860853571</text:p>
          </table:table-cell>
        </table:table-row>
        <table:table-row table:style-name="ro2" table:number-rows-repeated="104852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LISAWithFake4Neighbors" table:style-name="ta1">
        <table:table-column table:style-name="co1" table:number-columns-repeated="1023" table:default-cell-style-name="Default"/>
        <table:table-row table:style-name="ro2" table:number-rows-repeated="2">
          <table:table-cell table:number-columns-repeated="1023"/>
        </table:table-row>
        <table:table-row table:style-name="ro2">
          <table:table-cell table:style-name="ce1" office:value-type="string">
            <text:p>Node 1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502208182010621">
            <text:p>-0.502208182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413256512290273">
            <text:p>-0.4132565123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403006818596204">
            <text:p>-0.4030068186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401174052669251">
            <text:p>-0.4011740527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398051624309652">
            <text:p>-0.3980516243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391603152610739">
            <text:p>-0.3916031526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367263706133892">
            <text:p>-0.3672637061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365380952522193">
            <text:p>-0.3653809525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table:style-name="ce2" office:value-type="float" office:value="-0.355528236696734">
            <text:p>-3.56E-001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315129694797509">
            <text:p>-0.3151296948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303555673847959">
            <text:p>-0.3035556738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303555673847959">
            <text:p>-0.3035556738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300756901519903">
            <text:p>-0.3007569015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284303400800694">
            <text:p>-0.2843034008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274961086382332">
            <text:p>-0.274961086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263022491394062">
            <text:p>-0.263022491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25688915144183">
            <text:p>-0.256889151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246087959876442">
            <text:p>-0.2460879599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231959456446209">
            <text:p>-0.231959456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231918886305309">
            <text:p>-0.2319188863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22809477763715">
            <text:p>-0.2280947776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226114719102472">
            <text:p>-0.2261147191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224948919052286">
            <text:p>-0.2249489191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215810064611992">
            <text:p>-0.2158100646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213842290467785">
            <text:p>-0.2138422905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213417807896282">
            <text:p>-0.2134178079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210657159533247">
            <text:p>-0.2106571595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207404991276343">
            <text:p>-0.2074049913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200730539316208">
            <text:p>-0.2007305393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20025746135563">
            <text:p>-0.200257461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99673216896652">
            <text:p>-0.1996732169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8638165254886">
            <text:p>-0.1863816525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85215852498675">
            <text:p>-0.1852158525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7961773842071">
            <text:p>-0.179617738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73559418227991">
            <text:p>-0.1735594182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67460680726159">
            <text:p>-0.1674606807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62999676250164">
            <text:p>-0.1629996763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61822471551875">
            <text:p>-0.1618224716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60997472762597">
            <text:p>-0.1609974728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50409670861237">
            <text:p>-0.1504096709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43709334355812">
            <text:p>-0.143709334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34462264731233">
            <text:p>-0.1344622647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29776814356119">
            <text:p>-0.129776814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14732754655169">
            <text:p>-0.1147327547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13497180175967">
            <text:p>-0.1134971802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13158733727719">
            <text:p>-0.1131587337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10591020617558">
            <text:p>-0.1105910206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08128254868474">
            <text:p>-0.1081282549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101755067742254">
            <text:p>-0.1017550677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985959069398293">
            <text:p>-0.0985959069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908424634778396">
            <text:p>-0.0908424635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888538604614738">
            <text:p>-0.0888538605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850576039828001">
            <text:p>-0.08505760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843769084981271">
            <text:p>-0.0843769085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794296627872022">
            <text:p>-0.0794296628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790305023748046">
            <text:p>-0.079030502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735366030840927">
            <text:p>-0.0735366031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676268363893394">
            <text:p>-0.067626836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648943941951647">
            <text:p>-0.0648943942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643762973972505">
            <text:p>-0.064376297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628098273966114">
            <text:p>-0.062809827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597256230759039">
            <text:p>-0.0597256231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480414873878438">
            <text:p>-0.048041487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412909336754359">
            <text:p>-0.0412909337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360468968291041">
            <text:p>-0.0360468968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271663587357524">
            <text:p>-0.0271663587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271218601043029">
            <text:p>-0.0271218601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142218992133701">
            <text:p>-0.0142218992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130159655680563">
            <text:p>-0.0130159656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122136672028463">
            <text:p>-0.0122136672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0771806504046954">
            <text:p>-0.007718065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-0.00116604393748894">
            <text:p>-0.0011660439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0999648052270771">
            <text:p>0.0099964805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102556638508533">
            <text:p>0.0102556639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245023700978168">
            <text:p>0.0245023701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270840935105556">
            <text:p>0.0270840935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285790768766258">
            <text:p>0.0285790769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322812594172628">
            <text:p>0.032281259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329136257645727">
            <text:p>0.0329136258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344740435869311">
            <text:p>0.0344740436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344740435869311">
            <text:p>0.0344740436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385850644189996">
            <text:p>0.038585064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507747259167526">
            <text:p>0.0507747259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586208219745941">
            <text:p>0.058620822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625775523146154">
            <text:p>0.0625775523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632508485266501">
            <text:p>0.0632508485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675181506610776">
            <text:p>0.0675181507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707032815956156">
            <text:p>0.0707032816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750202118448864">
            <text:p>0.0750202118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875736291370188">
            <text:p>0.0875736291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891603378331398">
            <text:p>0.0891603378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0979560563568255">
            <text:p>0.097956056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10435872501722">
            <text:p>0.104358725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116848683268713">
            <text:p>0.1168486833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116959770295668">
            <text:p>0.1169597703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130348153401203">
            <text:p>0.130348153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150813664102435">
            <text:p>0.1508136641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16317060761968">
            <text:p>0.1631706076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165123489646308">
            <text:p>0.1651234896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165151510251464">
            <text:p>0.1651515103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187975677312148">
            <text:p>0.1879756773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190247914969405">
            <text:p>0.190247915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19300856333244">
            <text:p>0.1930085633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19300856333244">
            <text:p>0.1930085633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203884774657341">
            <text:p>0.2038847747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219101842244858">
            <text:p>0.2191018422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253650474251711">
            <text:p>0.2536504743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260124074819569">
            <text:p>0.2601240748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304439045311754">
            <text:p>0.3044390453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306668238164275">
            <text:p>0.3066682382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319298684906709">
            <text:p>0.3192986849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342211579402616">
            <text:p>0.3422115794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371585540954369">
            <text:p>0.371585541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435576207009523">
            <text:p>0.435576207</text:p>
          </table:table-cell>
          <table:table-cell table:number-columns-repeated="1020"/>
        </table:table-row>
        <table:table-row table:style-name="ro2">
          <table:table-cell office:value-type="string">
            <text:p>N-2GWON</text:p>
          </table:table-cell>
          <table:table-cell office:value-type="float" office:value="0.467976292957669">
            <text:p>0.467976293</text:p>
          </table:table-cell>
          <table:table-cell office:value-type="float" office:value="0.52354920538758">
            <text:p>0.523549205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ode 2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1.88042012091623">
            <text:p>-1.8804201209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1.39214435876965">
            <text:p>-1.392144358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1.30726946160323">
            <text:p>-1.3072694616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1.25167364315926">
            <text:p>-1.2516736432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1.17744513070986">
            <text:p>-1.1774451307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1.15940343876162">
            <text:p>-1.159403438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1.06654561357865">
            <text:p>-1.0665456136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840383027973023">
            <text:p>-0.84038302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809794248381975">
            <text:p>-0.8097942484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788865191196417">
            <text:p>-0.7888651912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78864192790475">
            <text:p>-0.7886419279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786493703488853">
            <text:p>-0.7864937035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718554708428188">
            <text:p>-0.7185547084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715771599619742">
            <text:p>-0.7157715996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698450612459185">
            <text:p>-0.6984506125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664835921193526">
            <text:p>-0.6648359212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664290908249799">
            <text:p>-0.6642909082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635033399797215">
            <text:p>-0.635033399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628980282599754">
            <text:p>-0.6289802826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623981690709001">
            <text:p>-0.6239816907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622927165402294">
            <text:p>-0.6229271654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5854687120329">
            <text:p>-0.585468712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499420288938568">
            <text:p>-0.4994202889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485414989785641">
            <text:p>-0.485414989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480622312099152">
            <text:p>-0.4806223121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463501588963831">
            <text:p>-0.463501589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447124797326301">
            <text:p>-0.4471247973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443477863043179">
            <text:p>-0.443477863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434830168398969">
            <text:p>-0.4348301684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434830168398969">
            <text:p>-0.4348301684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411186477336242">
            <text:p>-0.4111864773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393487431084253">
            <text:p>-0.3934874311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358949573328181">
            <text:p>-0.3589495733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343606684527546">
            <text:p>-0.3436066845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340151596488765">
            <text:p>-0.3401515965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338945467422851">
            <text:p>-0.3389454674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317998248831655">
            <text:p>-0.317998248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317647485061402">
            <text:p>-0.3176474851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313207737243542">
            <text:p>-0.3132077372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280349351885293">
            <text:p>-0.2803493519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27875620029181">
            <text:p>-0.2787562003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278126268412255">
            <text:p>-0.2781262684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275603831531063">
            <text:p>-0.2756038315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220804630805156">
            <text:p>-0.220804630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215300751334735">
            <text:p>-0.2153007513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193421997655312">
            <text:p>-0.1934219977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166274005894729">
            <text:p>-0.1662740059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108357495033089">
            <text:p>-0.108357495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107623758195298">
            <text:p>-0.1076237582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0838359097792922">
            <text:p>-0.083835909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0360450258278467">
            <text:p>-0.036045025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00943236734240233">
            <text:p>-0.0094323673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-0.00314792722780859">
            <text:p>-0.0031479272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0146776669585697">
            <text:p>0.014677667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0288316202640834">
            <text:p>0.0288316203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0495690532170537">
            <text:p>0.0495690532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0505039926015006">
            <text:p>0.0505039926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0725835697541306">
            <text:p>0.072583569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0993441923695796">
            <text:p>0.0993441924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116047246869121">
            <text:p>0.1160472469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137278370773866">
            <text:p>0.137278370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152556264226171">
            <text:p>0.1525562642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161276738527947">
            <text:p>0.1612767385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174194096728152">
            <text:p>0.1741940967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187266741022562">
            <text:p>0.187266741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19042969526816">
            <text:p>0.1904296953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223374687320062">
            <text:p>0.2233746873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228117810589394">
            <text:p>0.2281178106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230021613269954">
            <text:p>0.2300216133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230900044444994">
            <text:p>0.2309000444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233153378508065">
            <text:p>0.2331533785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235286436449147">
            <text:p>0.2352864364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280917866180352">
            <text:p>0.2809178662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280917866180352">
            <text:p>0.2809178662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301099539695361">
            <text:p>0.3010995397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305475006779646">
            <text:p>0.305475006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334274204451271">
            <text:p>0.3342742045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335061871099062">
            <text:p>0.3350618711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33920557970749">
            <text:p>0.3392055797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341746205762496">
            <text:p>0.341746205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363845402930448">
            <text:p>0.3638454029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377684525752555">
            <text:p>0.377684525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380289181246308">
            <text:p>0.3802891812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387516572754264">
            <text:p>0.387516572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399938517190992">
            <text:p>0.3999385172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40693851107918">
            <text:p>0.4069385111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409440533572485">
            <text:p>0.4094405336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41541209806991">
            <text:p>0.4154120981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447530876419968">
            <text:p>0.4475308764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472385351772842">
            <text:p>0.472385351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555539951541042">
            <text:p>0.5555399515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568330538536485">
            <text:p>0.5683305385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616272889024544">
            <text:p>0.616272889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638877894604053">
            <text:p>0.6388778946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656559913023763">
            <text:p>0.656559913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678025136044716">
            <text:p>0.678025136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701917192534917">
            <text:p>0.7019171925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710138062348592">
            <text:p>0.7101380623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743219280801696">
            <text:p>0.743219280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750797371384335">
            <text:p>0.7507973714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773251075408267">
            <text:p>0.7732510754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79401873282671">
            <text:p>0.794018732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816679964578833">
            <text:p>0.8166799646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866654126431745">
            <text:p>0.8666541264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898663394225947">
            <text:p>0.8986633942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944677351532132">
            <text:p>0.9446773515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950600443499896">
            <text:p>0.9506004435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982158658214757">
            <text:p>0.9821586582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0.982158658214757">
            <text:p>0.9821586582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1.04714173160955">
            <text:p>1.0471417316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1.06053410657954">
            <text:p>1.0605341066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1.09350003830059">
            <text:p>1.0935000383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1.13102240208767">
            <text:p>1.1310224021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1.24757371482981">
            <text:p>1.2475737148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1.32245800856546">
            <text:p>1.3224580086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1.32245800856546">
            <text:p>1.3224580086</text:p>
          </table:table-cell>
          <table:table-cell table:number-columns-repeated="1020"/>
        </table:table-row>
        <table:table-row table:style-name="ro2">
          <table:table-cell office:value-type="string">
            <text:p>N-2Z2WK</text:p>
          </table:table-cell>
          <table:table-cell office:value-type="float" office:value="-1.73144051568071">
            <text:p>-1.7314405157</text:p>
          </table:table-cell>
          <table:table-cell office:value-type="float" office:value="1.41671209338622">
            <text:p>1.416712093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ode 3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74202701112602">
            <text:p>-1.7420270111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72787932201896">
            <text:p>-1.727879322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7196482013456">
            <text:p>-1.719648201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71488886144162">
            <text:p>-1.7148888614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65102270483798">
            <text:p>-1.651022704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5176735407945">
            <text:p>-1.517673540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51106979711819">
            <text:p>-1.5110697971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47677395681289">
            <text:p>-1.476773956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43868878550196">
            <text:p>-1.4386887855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40002313727121">
            <text:p>-1.400023137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35743135504853">
            <text:p>-1.357431355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35705160471615">
            <text:p>-1.357051604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30035023523545">
            <text:p>-1.3003502352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2831703899179">
            <text:p>-1.2831703899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27812578246023">
            <text:p>-1.2781257825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23209700551943">
            <text:p>-1.2320970055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19532833590087">
            <text:p>-1.1953283359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19532833590087">
            <text:p>-1.1953283359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18510080591444">
            <text:p>-1.1851008059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11133963383823">
            <text:p>-1.111339633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11068943438394">
            <text:p>-1.1106894344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10423554529493">
            <text:p>-1.104235545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09573795546927">
            <text:p>-1.0957379555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05483837148766">
            <text:p>-1.0548383715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04979125097069">
            <text:p>-1.049791251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04673896594831">
            <text:p>-1.0467389659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04233303304649">
            <text:p>-1.04233303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02821586986206">
            <text:p>-1.0282158699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02710265325629">
            <text:p>-1.027102653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1.00125607210231">
            <text:p>-1.0012560721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956220892427258">
            <text:p>-0.9562208924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951801651875621">
            <text:p>-0.9518016519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949088807545594">
            <text:p>-0.9490888075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949088807545594">
            <text:p>-0.9490888075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94432946764162">
            <text:p>-0.9443294676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936098346968255">
            <text:p>-0.93609834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921715208094113">
            <text:p>-0.9217152081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91587085974869">
            <text:p>-0.915870859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901201881018133">
            <text:p>-0.901201881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887419367788819">
            <text:p>-0.887419367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874549964100715">
            <text:p>-0.8745499641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872899327193635">
            <text:p>-0.8728993272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867472850460642">
            <text:p>-0.8674728505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846218343105966">
            <text:p>-0.8462183431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798255491779246">
            <text:p>-0.798255491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790536510219583">
            <text:p>-0.7905365102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789757901953591">
            <text:p>-0.789757902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762085018259711">
            <text:p>-0.762085018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757156933362037">
            <text:p>-0.7571569334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742003339747874">
            <text:p>-0.742003339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726580166517135">
            <text:p>-0.7265801665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71938981428459">
            <text:p>-0.719389814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714185400806982">
            <text:p>-0.714185400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667054616854939">
            <text:p>-0.6670546169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658326936801108">
            <text:p>-0.658326936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616513762844426">
            <text:p>-0.616513762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578812908664831">
            <text:p>-0.578812908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577826350756825">
            <text:p>-0.577826350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550868994817213">
            <text:p>-0.550868994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53866509707729">
            <text:p>-0.5386650971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529724391653435">
            <text:p>-0.529724391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525625431328363">
            <text:p>-0.525625431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508013261596831">
            <text:p>-0.5080132616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485416415963314">
            <text:p>-0.485416416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482716488678713">
            <text:p>-0.482716488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445085490136503">
            <text:p>-0.4450854901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431206137866811">
            <text:p>-0.4312061379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416562082372193">
            <text:p>-0.4165620824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406771024810759">
            <text:p>-0.406771024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364116008714094">
            <text:p>-0.364116008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362029303730048">
            <text:p>-0.362029303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354483104783458">
            <text:p>-0.354483104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338517795094733">
            <text:p>-0.3385177951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325622829097156">
            <text:p>-0.3256228291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32520719772266">
            <text:p>-0.325207197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320098192156986">
            <text:p>-0.3200981922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310533709328746">
            <text:p>-0.310533709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307297822672137">
            <text:p>-0.307297822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294155504999856">
            <text:p>-0.294155505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269564665194149">
            <text:p>-0.2695646652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244666015484722">
            <text:p>-0.2446660155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232383602860368">
            <text:p>-0.2323836029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208740644760814">
            <text:p>-0.208740644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208740644760814">
            <text:p>-0.208740644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206443624364557">
            <text:p>-0.2064436244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157214515181127">
            <text:p>-0.1572145152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151819782942094">
            <text:p>-0.1518197829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148313511888104">
            <text:p>-0.1483135119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120747615559848">
            <text:p>-0.1207476156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117736338472779">
            <text:p>-0.1177363385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103238071004223">
            <text:p>-0.103238071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0839312278013015">
            <text:p>-0.083931227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0754153472179083">
            <text:p>-0.0754153472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0587460493475743">
            <text:p>-0.058746049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0537858700371523">
            <text:p>-0.0537858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0490558707235763">
            <text:p>-0.049055870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0173950255551531">
            <text:p>-0.0173950256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-0.00555857201110608">
            <text:p>-0.005558572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00760912934883026">
            <text:p>0.007609129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0631218957380967">
            <text:p>0.063121895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0785739957293194">
            <text:p>0.078573995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0875187403006749">
            <text:p>0.087518740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131096246124087">
            <text:p>0.1310962461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139853367956354">
            <text:p>0.13985336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141441068703592">
            <text:p>0.141441068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156145963730789">
            <text:p>0.156145963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200627805262828">
            <text:p>0.200627805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218615623698563">
            <text:p>0.218615623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231393725106485">
            <text:p>0.2313937251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242556469297022">
            <text:p>0.242556469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269838867733226">
            <text:p>0.269838867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27355917652628">
            <text:p>0.2735591765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283101369784705">
            <text:p>0.283101369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366974166890651">
            <text:p>0.3669741669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410115358628636">
            <text:p>0.4101153586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447421122219271">
            <text:p>0.4474211222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471010988593681">
            <text:p>0.4710109886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471095300425669">
            <text:p>0.4710953004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479420113664324">
            <text:p>0.479420113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482530235979607">
            <text:p>0.482530236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490859229706804">
            <text:p>0.490859229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51533271008274">
            <text:p>0.5153327101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538822081033524">
            <text:p>0.538822081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565998349805369">
            <text:p>0.5659983498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573481018267708">
            <text:p>0.573481018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581413863256199">
            <text:p>0.581413863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627124306036651">
            <text:p>0.627124306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793269778294503">
            <text:p>0.793269778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830575730729921">
            <text:p>0.8305757307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86155672143828">
            <text:p>0.8615567214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866316061342254">
            <text:p>0.8663160613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876808876161587">
            <text:p>0.8768088762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0.930182217945893">
            <text:p>0.9301822179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1.53704324418871">
            <text:p>1.5370432442</text:p>
          </table:table-cell>
          <table:table-cell table:number-columns-repeated="1020"/>
        </table:table-row>
        <table:table-row table:style-name="ro2">
          <table:table-cell office:value-type="string">
            <text:p>N-3IK0Y</text:p>
          </table:table-cell>
          <table:table-cell office:value-type="float" office:value="2.07506241160948">
            <text:p>2.0750624116</text:p>
          </table:table-cell>
          <table:table-cell office:value-type="float" office:value="1.86999693426637">
            <text:p>1.8699969343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ode 4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1.14351272215647">
            <text:p>-1.1435127222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1.0778193477746">
            <text:p>-1.0778193478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908331741325028">
            <text:p>-0.9083317413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88970834084031">
            <text:p>-0.8897083408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888161017428501">
            <text:p>-0.8881610174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888114600039989">
            <text:p>-0.8881146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873373632730453">
            <text:p>-0.873373632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846210214417076">
            <text:p>-0.8462102144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791682946627546">
            <text:p>-0.7916829466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769407534724498">
            <text:p>-0.769407534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762014525173519">
            <text:p>-0.7620145252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700308515070405">
            <text:p>-0.7003085151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665100956784986">
            <text:p>-0.6651009568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665100956784986">
            <text:p>-0.6651009568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648223344934621">
            <text:p>-0.648223344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634310218723828">
            <text:p>-0.634310218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624138450714472">
            <text:p>-0.624138450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622208093587814">
            <text:p>-0.6222080936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600689792842729">
            <text:p>-0.6006897928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596528850936199">
            <text:p>-0.596528850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570181624925187">
            <text:p>-0.570181624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554736908456078">
            <text:p>-0.5547369085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549918039476765">
            <text:p>-0.5499180395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525409041941075">
            <text:p>-0.525409041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521670221517791">
            <text:p>-0.5216702215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499995213901291">
            <text:p>-0.499995213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476945266695034">
            <text:p>-0.476945266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46701914164146">
            <text:p>-0.4670191416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416685086978582">
            <text:p>-0.41668508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416685086978582">
            <text:p>-0.41668508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416685086978582">
            <text:p>-0.41668508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416685086978582">
            <text:p>-0.41668508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410307525720418">
            <text:p>-0.410307525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409749252057016">
            <text:p>-0.4097492521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378873455093759">
            <text:p>-0.3788734551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371822194799427">
            <text:p>-0.3718221948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362293099716691">
            <text:p>-0.362293099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32665440531786">
            <text:p>-0.3266544053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320636703706247">
            <text:p>-0.320636703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300639153971053">
            <text:p>-0.300639154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294519917360284">
            <text:p>-0.2945199174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289152317065731">
            <text:p>-0.2891523171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28739061182365">
            <text:p>-0.2873906118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283602759802034">
            <text:p>-0.2836027598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277155683057927">
            <text:p>-0.2771556831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256738549572654">
            <text:p>-0.2567385496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256738549572654">
            <text:p>-0.2567385496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25233788263971">
            <text:p>-0.2523378826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227953977679654">
            <text:p>-0.227953977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218926917687831">
            <text:p>-0.218926917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212842876267431">
            <text:p>-0.2128428763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204957690051499">
            <text:p>-0.2049576901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191583400851191">
            <text:p>-0.191583400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184391106613244">
            <text:p>-0.1843911066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17842627428453">
            <text:p>-0.1784262743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175684733038548">
            <text:p>-0.175684733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155859811838756">
            <text:p>-0.1558598118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121172810043014">
            <text:p>-0.12117281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10194740704607">
            <text:p>-0.10194740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0859652517575943">
            <text:p>-0.0859652518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077869557364485">
            <text:p>-0.0778695574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0615155482705251">
            <text:p>-0.0615155483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0520801477045488">
            <text:p>-0.052080147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0439727128483105">
            <text:p>-0.0439727128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0439727128483105">
            <text:p>-0.0439727128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0439727128483105">
            <text:p>-0.0439727128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0399617238775842">
            <text:p>-0.039961723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0287280678803429">
            <text:p>-0.028728067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0284056481459357">
            <text:p>-0.0284056481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-0.00199997943187125">
            <text:p>-0.0019999794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0124004572689708">
            <text:p>0.0124004573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0632593251714675">
            <text:p>0.0632593252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0786394875781014">
            <text:p>0.0786394876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0865535365409433">
            <text:p>0.0865535365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0865535365409433">
            <text:p>0.0865535365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0958908451869558">
            <text:p>0.0958908452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109736093046738">
            <text:p>0.109736093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122185837908088">
            <text:p>0.122185837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133111201492468">
            <text:p>0.1331112015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144897233943646">
            <text:p>0.144897233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15008208826026">
            <text:p>0.1500820883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165513858844239">
            <text:p>0.1655138588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180382549744084">
            <text:p>0.180382549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185371561459051">
            <text:p>0.1853715615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188510146472393">
            <text:p>0.1885101465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197539752096428">
            <text:p>0.1975397521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20983166846785">
            <text:p>0.2098316685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212773257739771">
            <text:p>0.212773257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213727932202435">
            <text:p>0.2137279322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222769908538151">
            <text:p>0.2227699085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223945420810493">
            <text:p>0.2239454208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225875777937151">
            <text:p>0.225875777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22765727650713">
            <text:p>0.2276572765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236696899672613">
            <text:p>0.236696899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244992809364758">
            <text:p>0.2449928094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24616192385963">
            <text:p>0.246161923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24761303625548">
            <text:p>0.2476130363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274906126282869">
            <text:p>0.2749061263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287710153658996">
            <text:p>0.287710153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292705107142066">
            <text:p>0.2927051071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296531845217239">
            <text:p>0.2965318452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302308603360951">
            <text:p>0.3023086034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302308603360951">
            <text:p>0.3023086034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308217036867841">
            <text:p>0.308217036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322670590666902">
            <text:p>0.322670590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324456328153869">
            <text:p>0.3244563282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326797822387682">
            <text:p>0.3267978224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342102140920887">
            <text:p>0.342102140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347904986025612">
            <text:p>0.347904986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360682926440727">
            <text:p>0.3606829264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37113930161974">
            <text:p>0.3711393016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405024405672786">
            <text:p>0.405024405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409351791533374">
            <text:p>0.4093517915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416109186502784">
            <text:p>0.4161091865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43595998483112">
            <text:p>0.4359599848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460227543423595">
            <text:p>0.4602275434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465982688799924">
            <text:p>0.4659826888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485641371463379">
            <text:p>0.4856413715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522515320483332">
            <text:p>0.5225153205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602747712048271">
            <text:p>0.602747712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602747712048271">
            <text:p>0.602747712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649050326014389">
            <text:p>0.649050326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657802300898546">
            <text:p>0.657802300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660733717888417">
            <text:p>0.660733717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7536214307248">
            <text:p>0.7536214307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799193689146058">
            <text:p>0.7991936891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858967259133919">
            <text:p>0.8589672591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883422691876933">
            <text:p>0.883422691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885387862044974">
            <text:p>0.885387862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0.896748626921548">
            <text:p>0.8967486269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1.05336995452009">
            <text:p>1.0533699545</text:p>
          </table:table-cell>
          <table:table-cell table:number-columns-repeated="1020"/>
        </table:table-row>
        <table:table-row table:style-name="ro2">
          <table:table-cell office:value-type="string">
            <text:p>N-6PFYW</text:p>
          </table:table-cell>
          <table:table-cell office:value-type="float" office:value="-1.12604291559295">
            <text:p>-1.1260429156</text:p>
          </table:table-cell>
          <table:table-cell office:value-type="float" office:value="1.1207247502217">
            <text:p>1.1207247502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ode 5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480655744861463">
            <text:p>-0.0480655745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414517984232323">
            <text:p>-0.0414517984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373973474006999">
            <text:p>-0.0373973474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345728794396746">
            <text:p>-0.0345728794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332775559932089">
            <text:p>-0.033277556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332515874981909">
            <text:p>-0.0332515875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302589004769305">
            <text:p>-0.0302589005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292054913123455">
            <text:p>-0.0292054913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266605059551517">
            <text:p>-0.026660506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262762678561446">
            <text:p>-0.0262762679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262345775531997">
            <text:p>-0.0262345776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262345775531997">
            <text:p>-0.0262345776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246693441814101">
            <text:p>-0.0246693442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21684792697914">
            <text:p>-0.0216847927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185372642268991">
            <text:p>-0.0185372642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184575419294961">
            <text:p>-0.0184575419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181358575073616">
            <text:p>-0.0181358575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167908779072507">
            <text:p>-0.0167908779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157432106624895">
            <text:p>-0.0157432107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156705915416045">
            <text:p>-0.0156705915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148642088322272">
            <text:p>-0.0148642088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148555091269199">
            <text:p>-0.0148555091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144473511485549">
            <text:p>-0.0144473511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131396399481799">
            <text:p>-0.0131396399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123702681791397">
            <text:p>-0.0123702682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123642127988591">
            <text:p>-0.0123642128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120845229464817">
            <text:p>-0.0120845229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101693146878566">
            <text:p>-0.0101693147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0996161507733818">
            <text:p>-0.0099616151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0942355912091146">
            <text:p>-0.0094235591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0924393177250927">
            <text:p>-0.0092439318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0920719051953723">
            <text:p>-0.0092071905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089897204418873">
            <text:p>-0.0089897204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0755855202279828">
            <text:p>-0.007558552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0731761299429485">
            <text:p>-0.007317613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0705193217541224">
            <text:p>-0.0070519322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07002751284112">
            <text:p>-0.0070027513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0672551403671019">
            <text:p>-0.006725514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0590471446086457">
            <text:p>-0.0059047145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0505902132244912">
            <text:p>-0.0050590213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0415284595917092">
            <text:p>-0.004152846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0411342322860225">
            <text:p>-0.0041134232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0402855313571205">
            <text:p>-0.0040285531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0277855511902798">
            <text:p>-0.0027785551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-0.00191530686933461">
            <text:p>-0.0019153069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table:style-name="ce2" office:value-type="float" office:value="-0.000522434682333702">
            <text:p>-5.22E-004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table:style-name="ce2" office:value-type="float" office:value="0.000128631860115035">
            <text:p>1.29E-004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table:style-name="ce2" office:value-type="float" office:value="0.000790719419454362">
            <text:p>7.91E-004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110699004550474">
            <text:p>0.00110699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136174454203084">
            <text:p>0.0013617445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136174454203084">
            <text:p>0.0013617445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152322500758092">
            <text:p>0.001523225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331833110980941">
            <text:p>0.0033183311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396503237072012">
            <text:p>0.0039650324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440404283398864">
            <text:p>0.0044040428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477633908489357">
            <text:p>0.0047763391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493868837524014">
            <text:p>0.0049386884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495945902506296">
            <text:p>0.004959459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537762846940514">
            <text:p>0.0053776285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588675428276555">
            <text:p>0.0058867543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609245505923329">
            <text:p>0.0060924551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641367090812326">
            <text:p>0.0064136709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647215120644733">
            <text:p>0.0064721512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677789397292511">
            <text:p>0.006777894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677789397292511">
            <text:p>0.006777894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718450598299413">
            <text:p>0.007184506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724647622770186">
            <text:p>0.0072464762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864470052528157">
            <text:p>0.0086447005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9024008945908">
            <text:p>0.0090240089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923853644531985">
            <text:p>0.0092385364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09835756238348">
            <text:p>0.0098357562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02978479372622">
            <text:p>0.0102978479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03637287640524">
            <text:p>0.0103637288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05216106469784">
            <text:p>0.0105216106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06856498961487">
            <text:p>0.0106856499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1954107209117">
            <text:p>0.0119541072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21635874862186">
            <text:p>0.0121635875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22088617056431">
            <text:p>0.0122088617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27477530814497">
            <text:p>0.0127477531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33884559516125">
            <text:p>0.013388456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42879913618804">
            <text:p>0.0142879914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43349201792907">
            <text:p>0.0143349202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55003540701301">
            <text:p>0.0155003541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56001970079516">
            <text:p>0.015600197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83248220311554">
            <text:p>0.018324822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8424664968977">
            <text:p>0.018424665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9582482572808">
            <text:p>0.0195824826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197388298688759">
            <text:p>0.0197388299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200743367417201">
            <text:p>0.0200743367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203831041356665">
            <text:p>0.0203831041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208661179684378">
            <text:p>0.020866118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210793396472564">
            <text:p>0.0210793396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221084063954487">
            <text:p>0.0221084064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222904195623553">
            <text:p>0.0222904196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224254925389318">
            <text:p>0.0224254925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237161445560973">
            <text:p>0.0237161446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242227644034834">
            <text:p>0.0242227644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256075627501102">
            <text:p>0.0256075628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268881706327095">
            <text:p>0.0268881706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268881706327095">
            <text:p>0.0268881706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280792263457759">
            <text:p>0.0280792263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281944500790564">
            <text:p>0.0281944501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289971031742816">
            <text:p>0.0289971032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296657246099833">
            <text:p>0.0296657246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299897025397317">
            <text:p>0.0299897025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316091939823896">
            <text:p>0.031609194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318686402328686">
            <text:p>0.0318686402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329137159772872">
            <text:p>0.032913716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336637463350971">
            <text:p>0.0336637463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353754959764806">
            <text:p>0.035375496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354771907980112">
            <text:p>0.0354771908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458457692954178">
            <text:p>0.0458457693</text:p>
          </table:table-cell>
          <table:table-cell table:number-columns-repeated="1020"/>
        </table:table-row>
        <table:table-row table:style-name="ro2">
          <table:table-cell office:value-type="string">
            <text:p>N-8HOVD</text:p>
          </table:table-cell>
          <table:table-cell office:value-type="float" office:value="-0.0372170638911358">
            <text:p>-0.0372170639</text:p>
          </table:table-cell>
          <table:table-cell office:value-type="float" office:value="0.0508770772390636">
            <text:p>0.0508770772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ode 6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68473574895906">
            <text:p>-0.68473574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680659382086291">
            <text:p>-0.6806593821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643043927403761">
            <text:p>-0.6430439274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570643413267078">
            <text:p>-0.570643413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566420734898655">
            <text:p>-0.566420734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560248089163682">
            <text:p>-0.5602480892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table:style-name="ce2" office:value-type="float" office:value="-0.542883369346349">
            <text:p>-5.43E-001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542883369346349">
            <text:p>-0.542883369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542883369346349">
            <text:p>-0.542883369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519373587129834">
            <text:p>-0.5193735871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504704256177039">
            <text:p>-0.5047042562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496649137386865">
            <text:p>-0.4966491374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447235327166264">
            <text:p>-0.4472353272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443786681936748">
            <text:p>-0.443786681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436198745756211">
            <text:p>-0.4361987458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434919852115914">
            <text:p>-0.4349198521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431563463735067">
            <text:p>-0.431563463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415698686369545">
            <text:p>-0.4156986864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415698686369545">
            <text:p>-0.4156986864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414395786485082">
            <text:p>-0.4143957865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413765820852714">
            <text:p>-0.413765820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411749287965148">
            <text:p>-0.411749288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99020340699075">
            <text:p>-0.399020340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95870867002075">
            <text:p>-0.39587086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90811302948138">
            <text:p>-0.390811302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87038105775933">
            <text:p>-0.3870381058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84391607255999">
            <text:p>-0.384391607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84080757245536">
            <text:p>-0.3840807572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79573242733167">
            <text:p>-0.379573242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75019321458226">
            <text:p>-0.3750193215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61778999832895">
            <text:p>-0.3617789998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53154341706608">
            <text:p>-0.353154341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48110374055746">
            <text:p>-0.3481103741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42947938110086">
            <text:p>-0.3429479381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38929808562336">
            <text:p>-0.3389298086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27133424439424">
            <text:p>-0.3271334244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18792494831936">
            <text:p>-0.3187924948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11510977584572">
            <text:p>-0.3115109776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10414913270827">
            <text:p>-0.310414913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07575377318371">
            <text:p>-0.307575377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30048044582881">
            <text:p>-0.3004804458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288678800482135">
            <text:p>-0.2886788005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278052251589031">
            <text:p>-0.2780522516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278052251589031">
            <text:p>-0.2780522516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table:style-name="ce2" office:value-type="float" office:value="-0.276367389710237">
            <text:p>-2.76E-001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275718526050939">
            <text:p>-0.2757185261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272582687094927">
            <text:p>-0.2725826871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264925675484342">
            <text:p>-0.2649256755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263656639041825">
            <text:p>-0.26365663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262033248864088">
            <text:p>-0.262033248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256609498101957">
            <text:p>-0.2566094981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253977453734861">
            <text:p>-0.253977453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235047002757671">
            <text:p>-0.2350470028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233304090736273">
            <text:p>-0.233304090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233304090736273">
            <text:p>-0.233304090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216323451370189">
            <text:p>-0.2163234514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209057869875478">
            <text:p>-0.209057869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20200820855097">
            <text:p>-0.2020082086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97309517574416">
            <text:p>-0.1973095176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91840594555126">
            <text:p>-0.1918405946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90052467185171">
            <text:p>-0.1900524672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84922426329534">
            <text:p>-0.184922426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81700189166329">
            <text:p>-0.1817001892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79276099943274">
            <text:p>-0.179276099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78450483370528">
            <text:p>-0.1784504834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74659475274652">
            <text:p>-0.174659475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61014180602112">
            <text:p>-0.1610141806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60163298294301">
            <text:p>-0.160163298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60163298294301">
            <text:p>-0.160163298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55508430637549">
            <text:p>-0.1555084306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45848055475082">
            <text:p>-0.1458480555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45848055475082">
            <text:p>-0.1458480555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45829157448152">
            <text:p>-0.1458291574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33276988886642">
            <text:p>-0.133276988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31947047340923">
            <text:p>-0.131947047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29721205260617">
            <text:p>-0.129721205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28697341545123">
            <text:p>-0.1286973415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23693577637366">
            <text:p>-0.1236935776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22229377882781">
            <text:p>-0.122229377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14382098725904">
            <text:p>-0.114382098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12907953099374">
            <text:p>-0.1129079531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12907953099374">
            <text:p>-0.1129079531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09504058357153">
            <text:p>-0.1095040584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06173060974967">
            <text:p>-0.106173061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101339660835974">
            <text:p>-0.1013396608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993234416065066">
            <text:p>-0.0993234416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963358969282168">
            <text:p>-0.096335896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959195468642864">
            <text:p>-0.095919546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929172115087158">
            <text:p>-0.0929172115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870244180167547">
            <text:p>-0.087024418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859576385202615">
            <text:p>-0.0859576385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817272484592309">
            <text:p>-0.0817272485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771577442568697">
            <text:p>-0.077157744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735517350525909">
            <text:p>-0.0735517351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707181986487556">
            <text:p>-0.0707181986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586440766951869">
            <text:p>-0.058644076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543926672705925">
            <text:p>-0.054392667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533363125978853">
            <text:p>-0.0533363126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478154003295099">
            <text:p>-0.047815400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380368257681648">
            <text:p>-0.0380368258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354999252791593">
            <text:p>-0.035499925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23130172777722">
            <text:p>-0.0231301728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134946166601041">
            <text:p>-0.013494616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134946166601041">
            <text:p>-0.013494616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0933444601515552">
            <text:p>-0.009334446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-0.00368875609917556">
            <text:p>-0.0036887561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0138063494681328">
            <text:p>0.001380634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0280300760880422">
            <text:p>0.0028030076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0498079680406334">
            <text:p>0.0049807968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0602695431453449">
            <text:p>0.006026954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0688037791172907">
            <text:p>0.006880377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126499572586849">
            <text:p>0.012649957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138266958510544">
            <text:p>0.013826695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224083046387253">
            <text:p>0.0224083046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2493534792995">
            <text:p>0.024935347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284564439120358">
            <text:p>0.028456443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350165754262157">
            <text:p>0.0350165754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372508229803005">
            <text:p>0.03725082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424455386564164">
            <text:p>0.042445538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4545052573816">
            <text:p>0.045450525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478517511737638">
            <text:p>0.0478517512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513623801883102">
            <text:p>0.0513623802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640390406941498">
            <text:p>0.064039040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645585567508022">
            <text:p>0.0645585568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755153538786979">
            <text:p>0.075515353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773968786171041">
            <text:p>0.0773968786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783542835133687">
            <text:p>0.0783542835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797262700492794">
            <text:p>0.0797262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816443389722387">
            <text:p>0.081644339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0890998653715649">
            <text:p>0.0890998654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127633747792901">
            <text:p>0.1276337478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13198285968517">
            <text:p>0.131982859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138790186498089">
            <text:p>0.1387901865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159188294218783">
            <text:p>0.1591882942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160255073715277">
            <text:p>0.160255073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170230868373556">
            <text:p>0.1702308684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213230452703887">
            <text:p>0.2132304527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268482512540923">
            <text:p>0.2684825125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302195298273855">
            <text:p>0.3021952983</text:p>
          </table:table-cell>
          <table:table-cell table:number-columns-repeated="1020"/>
        </table:table-row>
        <table:table-row table:style-name="ro2">
          <table:table-cell office:value-type="string">
            <text:p>N-GRDHN</text:p>
          </table:table-cell>
          <table:table-cell office:value-type="float" office:value="-0.606438220699678">
            <text:p>-0.6064382207</text:p>
          </table:table-cell>
          <table:table-cell office:value-type="float" office:value="0.378057067587368">
            <text:p>0.378057067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ode 7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24869067658245">
            <text:p>-0.2486906766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228870215282548">
            <text:p>-0.2288702153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21196428159383">
            <text:p>-0.2119642816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163453987151177">
            <text:p>-0.1634539872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161150679681145">
            <text:p>-0.1611506797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153727555576579">
            <text:p>-0.1537275556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140132951488366">
            <text:p>-0.1401329515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13443622692375">
            <text:p>-0.1344362269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12759155104542">
            <text:p>-0.127591551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124399141441315">
            <text:p>-0.1243991414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122235209250054">
            <text:p>-0.1222352093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122235209250054">
            <text:p>-0.1222352093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120820416024327">
            <text:p>-0.120820416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117714359666489">
            <text:p>-0.1177143597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117714359666489">
            <text:p>-0.1177143597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112533534697181">
            <text:p>-0.1125335347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11178794271939">
            <text:p>-0.1117879427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111780474180251">
            <text:p>-0.1117804742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106776837800806">
            <text:p>-0.1067768378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98792989511347">
            <text:p>-0.0987929895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899453861220173">
            <text:p>-0.0899453861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878664979443062">
            <text:p>-0.0878664979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764375679269553">
            <text:p>-0.0764375679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758042583047307">
            <text:p>-0.0758042583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748947243616077">
            <text:p>-0.0748947244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731139344432283">
            <text:p>-0.0731139344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716579608630131">
            <text:p>-0.0716579609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711300194443857">
            <text:p>-0.0711300194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707869737300542">
            <text:p>-0.0707869737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64353106714551">
            <text:p>-0.0643531067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598322571309863">
            <text:p>-0.0598322571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571943331761201">
            <text:p>-0.0571943332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570893054402919">
            <text:p>-0.0570893054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564182266343807">
            <text:p>-0.0564182266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54608041799781">
            <text:p>-0.0546080418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46871086771235">
            <text:p>-0.0468710868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463410359613688">
            <text:p>-0.046341036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448638530100975">
            <text:p>-0.044863853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438930668185284">
            <text:p>-0.0438930668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402159360185435">
            <text:p>-0.040215936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343292680513103">
            <text:p>-0.0343292681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335825419703652">
            <text:p>-0.033582542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312071100859996">
            <text:p>-0.0312071101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20595057301461">
            <text:p>-0.0205950573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198419967845313">
            <text:p>-0.0198419968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177940671921372">
            <text:p>-0.0177940672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170941360059077">
            <text:p>-0.017094136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170351573030322">
            <text:p>-0.0170351573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12764963016077">
            <text:p>-0.012764963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11742633277006">
            <text:p>-0.0117426333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11147854309061">
            <text:p>-0.0111478543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-0.00707853569743538">
            <text:p>-0.0070785357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0260503777919284">
            <text:p>0.0026050378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0484785405217355">
            <text:p>0.0048478541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0695990696100617">
            <text:p>0.006959907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0765469353367267">
            <text:p>0.0076546935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0782097328243009">
            <text:p>0.0078209733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159071792895018">
            <text:p>0.0159071793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215464977583279">
            <text:p>0.0215464978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254579190958427">
            <text:p>0.0254579191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262168289849477">
            <text:p>0.026216829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266928920620818">
            <text:p>0.0266928921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268149006279776">
            <text:p>0.0268149006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282793720976344">
            <text:p>0.0282793721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33497724549911">
            <text:p>0.0334977245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383040442180287">
            <text:p>0.0383040442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41976166861954">
            <text:p>0.0419761669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461984378519375">
            <text:p>0.0461984379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492005227664544">
            <text:p>0.0492005228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504033707172192">
            <text:p>0.0504033707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506279775555358">
            <text:p>0.0506279776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542596399611298">
            <text:p>0.05425964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621119540686254">
            <text:p>0.0621119541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737286683106627">
            <text:p>0.0737286683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763814993862416">
            <text:p>0.0763814994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77326541654389">
            <text:p>0.0773265417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785812180347149">
            <text:p>0.078581218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785812180347149">
            <text:p>0.078581218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808029699890789">
            <text:p>0.08080297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919369754667389">
            <text:p>0.0919369755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947773550887592">
            <text:p>0.0947773551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950317551842318">
            <text:p>0.0950317552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970423202540463">
            <text:p>0.0970423203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0970713411272857">
            <text:p>0.0970713411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02064974125716">
            <text:p>0.1020649741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05718229812251">
            <text:p>0.1057182298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0647972125656">
            <text:p>0.1064797213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1296053256341">
            <text:p>0.1129605326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14130067347038">
            <text:p>0.1141300673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15132183563458">
            <text:p>0.1151321836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19467205925464">
            <text:p>0.1194672059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22191269456231">
            <text:p>0.1221912695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24049515411659">
            <text:p>0.1240495154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24138427940798">
            <text:p>0.1241384279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25921702923161">
            <text:p>0.1259217029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28563687453811">
            <text:p>0.1285636875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37319555382203">
            <text:p>0.1373195554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37406281377601">
            <text:p>0.1374062814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42630430436013">
            <text:p>0.1426304304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52210121632673">
            <text:p>0.1522101216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52412346740788">
            <text:p>0.1524123467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58841504038768">
            <text:p>0.158841504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60448989101738">
            <text:p>0.1604489891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67145575971896">
            <text:p>0.167145576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67262522018479">
            <text:p>0.167262522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69521007856262">
            <text:p>0.1695210079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7285850796339">
            <text:p>0.172858508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81878805203004">
            <text:p>0.1818788052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90966269233457">
            <text:p>0.1909662692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90966269233457">
            <text:p>0.1909662692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90966269233457">
            <text:p>0.1909662692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194380670069484">
            <text:p>0.1943806701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258939671539205">
            <text:p>0.2589396715</text:p>
          </table:table-cell>
          <table:table-cell table:number-columns-repeated="1020"/>
        </table:table-row>
        <table:table-row table:style-name="ro2">
          <table:table-cell office:value-type="string">
            <text:p>N-H563T</text:p>
          </table:table-cell>
          <table:table-cell office:value-type="float" office:value="-0.282348013139406">
            <text:p>-0.2823480131</text:p>
          </table:table-cell>
          <table:table-cell office:value-type="float" office:value="0.266247813131468">
            <text:p>0.266247813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ode 8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593580813068996">
            <text:p>-0.5935808131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493891729084888">
            <text:p>-0.4938917291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444116549891078">
            <text:p>-0.4441165499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429815969882158">
            <text:p>-0.4298159699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409195187159563">
            <text:p>-0.4091951872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325760186379526">
            <text:p>-0.3257601864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318068367430909">
            <text:p>-0.3180683674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283434995005092">
            <text:p>-0.283434995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270514474881057">
            <text:p>-0.2705144749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263432939616762">
            <text:p>-0.2634329396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254325851406014">
            <text:p>-0.2543258514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24795153484514">
            <text:p>-0.2479515348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238114145647315">
            <text:p>-0.2381141456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204573120409505">
            <text:p>-0.2045731204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185754770589195">
            <text:p>-0.1857547706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183283756869366">
            <text:p>-0.1832837569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17659417371809">
            <text:p>-0.1765941737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156600663442234">
            <text:p>-0.1566006634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153905767498593">
            <text:p>-0.1539057675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153701524400178">
            <text:p>-0.1537015244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132223364006034">
            <text:p>-0.132223364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123691950920509">
            <text:p>-0.1236919509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110701663729461">
            <text:p>-0.1107016637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101162513093438">
            <text:p>-0.1011625131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0905610082191763">
            <text:p>-0.0905610082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0811604577051085">
            <text:p>-0.0811604577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0567232678385216">
            <text:p>-0.0567232678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0503401009940187">
            <text:p>-0.050340101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0503401009940187">
            <text:p>-0.050340101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0320187139888976">
            <text:p>-0.032018714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0320187139888976">
            <text:p>-0.032018714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0264840034461278">
            <text:p>-0.0264840034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0225750612442018">
            <text:p>-0.0225750612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0134073500622605">
            <text:p>-0.0134073501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-0.0118383193345023">
            <text:p>-0.0118383193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0033966528594535">
            <text:p>0.0033966529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00968338094207071">
            <text:p>0.0096833809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0234383610378042">
            <text:p>0.023438361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0294747642436088">
            <text:p>0.0294747642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0451167359308007">
            <text:p>0.0451167359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table:style-name="ce2" office:value-type="float" office:value="0.0537156825086134">
            <text:p>5.37E-002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0710172961147462">
            <text:p>0.0710172961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0750966979546877">
            <text:p>0.075096698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0847260302138652">
            <text:p>0.0847260302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10345955365662">
            <text:p>0.1034595537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10668298783991">
            <text:p>0.1066829878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107108966576633">
            <text:p>0.1071089666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119378764434874">
            <text:p>0.1193787644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125686580630212">
            <text:p>0.1256865806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143038697443689">
            <text:p>0.1430386974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155871909900942">
            <text:p>0.1558719099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166250797628875">
            <text:p>0.1662507976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189225776684856">
            <text:p>0.1892257767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195289222291427">
            <text:p>0.1952892223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195883702007736">
            <text:p>0.195883702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202693210866109">
            <text:p>0.2026932109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20513043668059">
            <text:p>0.2051304367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211003223849774">
            <text:p>0.2110032238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216071086583204">
            <text:p>0.2160710866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222577252874439">
            <text:p>0.2225772529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229736747292529">
            <text:p>0.2297367473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232051086395935">
            <text:p>0.2320510864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246610652463063">
            <text:p>0.2466106525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246610652463063">
            <text:p>0.2466106525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274427522602531">
            <text:p>0.2744275226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285937837668215">
            <text:p>0.2859378377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292538784471533">
            <text:p>0.2925387845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292728205763637">
            <text:p>0.2927282058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313776068309797">
            <text:p>0.3137760683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319636753087779">
            <text:p>0.3196367531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329644607178377">
            <text:p>0.3296446072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334097179014025">
            <text:p>0.334097179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349646662566707">
            <text:p>0.3496466626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380187848113177">
            <text:p>0.3801878481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38075565962151">
            <text:p>0.3807556596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402655925992874">
            <text:p>0.402655926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407304765259635">
            <text:p>0.4073047653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407825864255906">
            <text:p>0.4078258643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430320598013707">
            <text:p>0.430320598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433719254696337">
            <text:p>0.4337192547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469416719192252">
            <text:p>0.4694167192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479662556228771">
            <text:p>0.4796625562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480119509954858">
            <text:p>0.48011951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481785632501248">
            <text:p>0.4817856325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501023148882841">
            <text:p>0.5010231489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519985722321329">
            <text:p>0.5199857223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521155767828833">
            <text:p>0.5211557678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531001563552124">
            <text:p>0.5310015636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535806033274586">
            <text:p>0.5358060333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539193083494496">
            <text:p>0.5391930835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540869402999163">
            <text:p>0.540869403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549274185026084">
            <text:p>0.549274185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566041396650525">
            <text:p>0.5660413967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571812384162427">
            <text:p>0.5718123842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571812384162427">
            <text:p>0.5718123842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5748960577429">
            <text:p>0.5748960577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646528447718985">
            <text:p>0.6465284477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691604718476941">
            <text:p>0.6916047185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701875092490323">
            <text:p>0.7018750925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701875092490323">
            <text:p>0.7018750925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76023152850965">
            <text:p>0.7602315285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780289352889626">
            <text:p>0.7802893529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81273088550618">
            <text:p>0.8127308855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828132610580258">
            <text:p>0.8281326106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843543198624141">
            <text:p>0.8435431986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934235771624452">
            <text:p>0.9342357716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0.934235771624452">
            <text:p>0.9342357716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1.11258011716515">
            <text:p>1.1125801172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1.17661434537928">
            <text:p>1.1766143454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1.26308562524855">
            <text:p>1.2630856252</text:p>
          </table:table-cell>
          <table:table-cell table:number-columns-repeated="1020"/>
        </table:table-row>
        <table:table-row table:style-name="ro2">
          <table:table-cell office:value-type="string">
            <text:p>N-JQ338</text:p>
          </table:table-cell>
          <table:table-cell office:value-type="float" office:value="1.22247991345647">
            <text:p>1.2224799135</text:p>
          </table:table-cell>
          <table:table-cell office:value-type="float" office:value="1.78766839308681">
            <text:p>1.787668393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ode 9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table:style-name="ce2" office:value-type="float" office:value="0.395026220586747">
            <text:p>3.95E-001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office:value-type="string">
            <text:p>N-L04BJ</text:p>
          </table:table-cell>
          <table:table-cell office:value-type="float" office:value="1.70067669703428">
            <text:p>1.700676697</text:p>
          </table:table-cell>
          <table:table-cell office:value-type="float" office:value="0.395026220586747">
            <text:p>0.395026220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ode 10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657724556699814">
            <text:p>-0.657724556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638000210753991">
            <text:p>-0.6380002108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55557925910837">
            <text:p>-0.5555792591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548500046027906">
            <text:p>-0.54850004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547237070400666">
            <text:p>-0.547237070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528657078593673">
            <text:p>-0.528657078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50956956210037">
            <text:p>-0.5095695621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488503182909446">
            <text:p>-0.4885031829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469302999070917">
            <text:p>-0.4693029991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455895410643017">
            <text:p>-0.455895410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453353539423624">
            <text:p>-0.453353539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445390141090494">
            <text:p>-0.4453901411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440494582415882">
            <text:p>-0.440494582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418074405746008">
            <text:p>-0.418074405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99282928129737">
            <text:p>-0.3992829281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96352053323144">
            <text:p>-0.3963520533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95366249132845">
            <text:p>-0.3953662491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90393147049054">
            <text:p>-0.39039314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85164340874352">
            <text:p>-0.3851643409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83658142736666">
            <text:p>-0.383658142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83658142736666">
            <text:p>-0.383658142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74214766726615">
            <text:p>-0.374214766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73044157625882">
            <text:p>-0.373044157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67741958017238">
            <text:p>-0.367741958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67741958017238">
            <text:p>-0.367741958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67526807209022">
            <text:p>-0.3675268072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53848424935733">
            <text:p>-0.3538484249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51506610113452">
            <text:p>-0.3515066101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46426206598727">
            <text:p>-0.346426206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46365616010058">
            <text:p>-0.34636561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45033801404074">
            <text:p>-0.345033801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45033801404074">
            <text:p>-0.345033801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44761995416237">
            <text:p>-0.344761995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21076488298591">
            <text:p>-0.3210764883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03621346054282">
            <text:p>-0.3036213461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02935738880642">
            <text:p>-0.3029357389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02935738880642">
            <text:p>-0.3029357389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301417226390447">
            <text:p>-0.301417226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291461630990888">
            <text:p>-0.291461631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291345050698136">
            <text:p>-0.291345050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288621375287906">
            <text:p>-0.2886213753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287771376725367">
            <text:p>-0.287771376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275641985104587">
            <text:p>-0.2756419851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263457561055291">
            <text:p>-0.2634575611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259207069189472">
            <text:p>-0.2592070692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257528173878194">
            <text:p>-0.2575281739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25265160372668">
            <text:p>-0.252651603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245937523484599">
            <text:p>-0.2459375235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237009346274908">
            <text:p>-0.2370093463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22169593536598">
            <text:p>-0.221695935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206083814663581">
            <text:p>-0.206083814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205238049326968">
            <text:p>-0.2052380493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9565198720905">
            <text:p>-0.1956519872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93818739665323">
            <text:p>-0.193818739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8728269361124">
            <text:p>-0.187282693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70933904915521">
            <text:p>-0.1709339049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70576227832342">
            <text:p>-0.1705762278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55659148572359">
            <text:p>-0.155659148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55137823035741">
            <text:p>-0.155137823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53725255423549">
            <text:p>-0.153725255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50217484015046">
            <text:p>-0.15021748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49620472618881">
            <text:p>-0.149620472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43593031832406">
            <text:p>-0.1435930318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42264575963177">
            <text:p>-0.14226457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31398205019722">
            <text:p>-0.131398205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26117466597636">
            <text:p>-0.126117466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26015006171186">
            <text:p>-0.1260150062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25523186524384">
            <text:p>-0.1255231865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18729519088506">
            <text:p>-0.1187295191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16870045378458">
            <text:p>-0.116870045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115218419464748">
            <text:p>-0.1152184195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943848183765498">
            <text:p>-0.094384818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922301937242671">
            <text:p>-0.092230193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902055104040073">
            <text:p>-0.090205510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770163365574403">
            <text:p>-0.077016336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768956658477378">
            <text:p>-0.0768956658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75802764005807">
            <text:p>-0.07580276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717488758169718">
            <text:p>-0.0717488758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7146248037601">
            <text:p>-0.071462480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696851951889911">
            <text:p>-0.0696851952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682977220046021">
            <text:p>-0.068297722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661080149279995">
            <text:p>-0.0661080149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600922122156031">
            <text:p>-0.0600922122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598266201346041">
            <text:p>-0.0598266201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558779824177491">
            <text:p>-0.055877982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490559733978188">
            <text:p>-0.049055973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490559733978188">
            <text:p>-0.049055973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479110267664909">
            <text:p>-0.0479110268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436227879260909">
            <text:p>-0.0436227879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413007345993314">
            <text:p>-0.041300734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356302418637961">
            <text:p>-0.0356302419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341614473353175">
            <text:p>-0.0341614473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338916112425441">
            <text:p>-0.0338916112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251846801856508">
            <text:p>-0.0251846802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213504792898272">
            <text:p>-0.0213504793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-0.00575600884071687">
            <text:p>-0.0057560088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table:style-name="ce2" office:value-type="float" office:value="-0.000808262206196766">
            <text:p>-8.08E-00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table:style-name="ce2" office:value-type="float" office:value="0.0000418458701506885">
            <text:p>4.18E-005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00959885647554041">
            <text:p>0.0095988565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0182656118113488">
            <text:p>0.0182656118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0524635028876053">
            <text:p>0.0524635029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0550347176928021">
            <text:p>0.055034717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0723398455919475">
            <text:p>0.072339845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0728298446784878">
            <text:p>0.072829844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0740711787260663">
            <text:p>0.074071178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075849687741637">
            <text:p>0.075849687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0758525678253694">
            <text:p>0.0758525678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0819276929650808">
            <text:p>0.081927693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0848588296458046">
            <text:p>0.084858829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110826642131762">
            <text:p>0.1108266421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111997758592585">
            <text:p>0.111997758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112040991153485">
            <text:p>0.1120409912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129242270794656">
            <text:p>0.1292422708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129242270794656">
            <text:p>0.1292422708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131584085616937">
            <text:p>0.131584085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154310432197778">
            <text:p>0.1543104322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157475494347489">
            <text:p>0.1574754943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166581969516955">
            <text:p>0.1665819695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167127678763088">
            <text:p>0.1671276788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173792440175701">
            <text:p>0.1737924402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17467677398866">
            <text:p>0.17467677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209386830061399">
            <text:p>0.2093868301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227718535845504">
            <text:p>0.2277185358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267290770762139">
            <text:p>0.2672907708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274480317350578">
            <text:p>0.274480317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274544899843755">
            <text:p>0.2745448998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275661465481536">
            <text:p>0.2756614655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292706225417166">
            <text:p>0.292706225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310074707236276">
            <text:p>0.3100747072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358538384514629">
            <text:p>0.3585383845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36011324868924">
            <text:p>0.360113248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376910175208066">
            <text:p>0.3769101752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382864637863304">
            <text:p>0.3828646379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39100378342027">
            <text:p>0.3910037834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398823036597566">
            <text:p>0.398823036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403972887708633">
            <text:p>0.4039728877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444696041523847">
            <text:p>0.4446960415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50365757956211">
            <text:p>0.5036575796</text:p>
          </table:table-cell>
          <table:table-cell table:number-columns-repeated="1020"/>
        </table:table-row>
        <table:table-row table:style-name="ro2">
          <table:table-cell office:value-type="string">
            <text:p>N-LETTK</text:p>
          </table:table-cell>
          <table:table-cell office:value-type="float" office:value="0.693701892054566">
            <text:p>0.6937018921</text:p>
          </table:table-cell>
          <table:table-cell office:value-type="float" office:value="0.507170301795532">
            <text:p>0.507170301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ode 11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151657728683477">
            <text:p>-0.151657728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12165600593747">
            <text:p>-0.1216560059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106512318473184">
            <text:p>-0.1065123185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105243077036444">
            <text:p>-0.10524307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101641721061255">
            <text:p>-0.1016417211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961670247049529">
            <text:p>-0.096167024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917372589691571">
            <text:p>-0.091737259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876854477417575">
            <text:p>-0.087685447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862495086417628">
            <text:p>-0.0862495086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848106599014152">
            <text:p>-0.0848106599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845692098883693">
            <text:p>-0.0845692099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775306999332772">
            <text:p>-0.0775306999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771940362538324">
            <text:p>-0.0771940363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768918223301619">
            <text:p>-0.0768918223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742354629340205">
            <text:p>-0.0742354629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702463046173516">
            <text:p>-0.0702463046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677699537246832">
            <text:p>-0.067769953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672917778384836">
            <text:p>-0.0672917778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648319061569381">
            <text:p>-0.0648319062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634202118283092">
            <text:p>-0.0634202118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634202118283092">
            <text:p>-0.0634202118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634141577851783">
            <text:p>-0.0634141578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626103846560397">
            <text:p>-0.062610384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625045734823057">
            <text:p>-0.0625045735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621995128145784">
            <text:p>-0.0621995128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614319885476432">
            <text:p>-0.0614319885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549874036390264">
            <text:p>-0.0549874036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529152074925411">
            <text:p>-0.0529152075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510982415932944">
            <text:p>-0.0510982416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500279371148385">
            <text:p>-0.0500279371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436309021705038">
            <text:p>-0.0436309022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398855197112489">
            <text:p>-0.039885519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394825678130216">
            <text:p>-0.0394825678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38805810735085">
            <text:p>-0.038805810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381814843703494">
            <text:p>-0.0381814844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380030178867308">
            <text:p>-0.0380030179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372059892813597">
            <text:p>-0.0372059893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334714661151968">
            <text:p>-0.0334714661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331924776896917">
            <text:p>-0.033192477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325874697844236">
            <text:p>-0.0325874698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315001042623963">
            <text:p>-0.0315001043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270176971765751">
            <text:p>-0.0270176972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263805346706145">
            <text:p>-0.026380534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261734161883715">
            <text:p>-0.0261734162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256206339575487">
            <text:p>-0.025620634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244721284324254">
            <text:p>-0.0244721284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220145793697727">
            <text:p>-0.0220145794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216032987161616">
            <text:p>-0.021603298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196342298716145">
            <text:p>-0.0196342299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189744769626803">
            <text:p>-0.01897447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186345747359759">
            <text:p>-0.018634574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171390569943534">
            <text:p>-0.01713905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169862536820143">
            <text:p>-0.016986253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125772150008026">
            <text:p>-0.012577215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112695517618128">
            <text:p>-0.0112695518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101523197214194">
            <text:p>-0.010152319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0886098839778748">
            <text:p>-0.0088609884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065284520254492">
            <text:p>-0.006528452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-0.00126105858007566">
            <text:p>-0.0012610586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table:style-name="ce2" office:value-type="float" office:value="-0.000952136722821864">
            <text:p>-9.52E-004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table:style-name="ce2" office:value-type="float" office:value="-0.000181349603911764">
            <text:p>-1.81E-004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table:style-name="ce2" office:value-type="float" office:value="-0.000181349603911764">
            <text:p>-1.81E-004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table:style-name="ce2" office:value-type="float" office:value="0.000141823459529971">
            <text:p>1.42E-004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table:style-name="ce2" office:value-type="float" office:value="0.000444037383200454">
            <text:p>4.44E-004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0274492979880766">
            <text:p>0.0027449298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0631488887549191">
            <text:p>0.0063148889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0972834270523776">
            <text:p>0.009728342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12140620631103">
            <text:p>0.0121406206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12140620631103">
            <text:p>0.0121406206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128579202168439">
            <text:p>0.0128579202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15906698037555">
            <text:p>0.015906698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181449374900528">
            <text:p>0.0181449375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194646350631995">
            <text:p>0.0194646351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229464672391064">
            <text:p>0.0229464672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236086643402812">
            <text:p>0.0236086643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289576389740463">
            <text:p>0.028957639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302900896739447">
            <text:p>0.030290089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328681750004649">
            <text:p>0.032868175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341289624954948">
            <text:p>0.0341289625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347363328746969">
            <text:p>0.0347363329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358227017793329">
            <text:p>0.0358227018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372693725101241">
            <text:p>0.0372693725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383111989724653">
            <text:p>0.038311199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386163554279969">
            <text:p>0.0386163554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41957701571947">
            <text:p>0.0419577016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41957701571947">
            <text:p>0.0419577016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441731685305978">
            <text:p>0.0441731685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468110694147623">
            <text:p>0.0468110694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473991929903748">
            <text:p>0.047399193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479190003254857">
            <text:p>0.0479190003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48130766987909">
            <text:p>0.04813076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486687416772146">
            <text:p>0.0486687417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490054849980807">
            <text:p>0.049005485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498965542962762">
            <text:p>0.0498965543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520162380245221">
            <text:p>0.052016238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563355951103008">
            <text:p>0.0563355951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570757008196469">
            <text:p>0.0570757008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571735191405958">
            <text:p>0.0571735191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591808596183136">
            <text:p>0.0591808596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596756743000142">
            <text:p>0.0596756743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597983788859113">
            <text:p>0.0597983789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60916255420369">
            <text:p>0.0609162554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61704852592132">
            <text:p>0.0617048526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61704852592132">
            <text:p>0.0617048526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629266914132014">
            <text:p>0.0629266914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676301574162268">
            <text:p>0.0676301574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678996683267991">
            <text:p>0.0678996683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703232653283034">
            <text:p>0.0703232653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727117490726189">
            <text:p>0.0727117491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727117490726189">
            <text:p>0.0727117491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767206649825692">
            <text:p>0.076720665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813313247919367">
            <text:p>0.0813313248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905372646170139">
            <text:p>0.0905372646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9055054104869">
            <text:p>0.090550541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908317269052494">
            <text:p>0.0908317269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0957482892989425">
            <text:p>0.0957482893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101797052274296">
            <text:p>0.1017970523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112706943877993">
            <text:p>0.1127069439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119253113273604">
            <text:p>0.1192531133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121425752586478">
            <text:p>0.1214257526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132525175162747">
            <text:p>0.1325251752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152705822362955">
            <text:p>0.1527058224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157513895146657">
            <text:p>0.1575138951</text:p>
          </table:table-cell>
          <table:table-cell table:number-columns-repeated="1020"/>
        </table:table-row>
        <table:table-row table:style-name="ro2">
          <table:table-cell office:value-type="string">
            <text:p>N-QWNZH</text:p>
          </table:table-cell>
          <table:table-cell office:value-type="float" office:value="-0.164234317905544">
            <text:p>-0.1642343179</text:p>
          </table:table-cell>
          <table:table-cell office:value-type="float" office:value="0.160028816290863">
            <text:p>0.1600288163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ode 12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241840196315711">
            <text:p>-0.241840196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194843028321607">
            <text:p>-0.194843028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189023202032057">
            <text:p>-0.18902320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186148633670763">
            <text:p>-0.1861486337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183735494837661">
            <text:p>-0.1837354948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132855702065768">
            <text:p>-0.1328557021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127183434922306">
            <text:p>-0.1271834349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123217654526508">
            <text:p>-0.1232176545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109941507505922">
            <text:p>-0.1099415075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109685734203">
            <text:p>-0.109685734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873334076085047">
            <text:p>-0.0873334076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862323380977415">
            <text:p>-0.0862323381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848261163771268">
            <text:p>-0.0848261164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841440496867837">
            <text:p>-0.0841440497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841440496867837">
            <text:p>-0.0841440497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806929402304266">
            <text:p>-0.080692940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806929402304266">
            <text:p>-0.080692940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781427107081029">
            <text:p>-0.0781427107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781427107081029">
            <text:p>-0.0781427107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781427107081029">
            <text:p>-0.0781427107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781427107081029">
            <text:p>-0.0781427107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772094084433206">
            <text:p>-0.0772094084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739743561961029">
            <text:p>-0.073974356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709980084275752">
            <text:p>-0.0709980084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681690900264821">
            <text:p>-0.06816909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672986233436873">
            <text:p>-0.067298623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591685373261299">
            <text:p>-0.059168537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573605161816109">
            <text:p>-0.057360516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505016781656622">
            <text:p>-0.050501678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486236379952081">
            <text:p>-0.048623638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475237266337517">
            <text:p>-0.0475237266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411300088091886">
            <text:p>-0.0411300088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383786092791535">
            <text:p>-0.038378609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373226374142581">
            <text:p>-0.0373226374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303765711389921">
            <text:p>-0.0303765711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300648381314522">
            <text:p>-0.0300648381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300584822125056">
            <text:p>-0.030058482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290407707265976">
            <text:p>-0.0290407707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288043138004361">
            <text:p>-0.0288043138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240780033451015">
            <text:p>-0.024078003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238145572255711">
            <text:p>-0.023814557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216720879673252">
            <text:p>-0.021672088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184224222142311">
            <text:p>-0.018422422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179332372426517">
            <text:p>-0.017933237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176490972038766">
            <text:p>-0.017649097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168519553349375">
            <text:p>-0.016851955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164188305717948">
            <text:p>-0.0164188306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15299166394278">
            <text:p>-0.0152991664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148618244746261">
            <text:p>-0.0148618245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144286997114833">
            <text:p>-0.0144286997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119304423926493">
            <text:p>-0.0119304424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112985683015558">
            <text:p>-0.011298568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104378442474156">
            <text:p>-0.010437844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0699902685356302">
            <text:p>-0.0069990269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-0.00501830823979269">
            <text:p>-0.005018308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table:style-name="ce2" office:value-type="float" office:value="0.000990341708814809">
            <text:p>9.90E-004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0686319007680255">
            <text:p>0.0068631901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0873873531434124">
            <text:p>0.008738735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0959396051164745">
            <text:p>0.0095939605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100424419496448">
            <text:p>0.0100424419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11591475234536">
            <text:p>0.011591475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126316761638029">
            <text:p>0.012631676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136858615389362">
            <text:p>0.0136858615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191650709612758">
            <text:p>0.019165071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205972949967793">
            <text:p>0.020597295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205972949967793">
            <text:p>0.020597295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211481203229702">
            <text:p>0.021148120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230370805833706">
            <text:p>0.0230370806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239515823435397">
            <text:p>0.023951582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239515823435397">
            <text:p>0.023951582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243847071066825">
            <text:p>0.0243847071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246646888415804">
            <text:p>0.0246646888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246646888415804">
            <text:p>0.0246646888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248086412515928">
            <text:p>0.024808641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264420158548447">
            <text:p>0.0264420159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311259745319074">
            <text:p>0.0311259745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317961071115483">
            <text:p>0.0317961071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426517371790441">
            <text:p>0.042651737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43929719045595">
            <text:p>0.043929719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467503800744037">
            <text:p>0.0467503801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467503800744037">
            <text:p>0.0467503801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534688350924039">
            <text:p>0.0534688351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54455169588909">
            <text:p>0.0544551696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564453004492205">
            <text:p>0.0564453004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632737452976872">
            <text:p>0.063273745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637825281318572">
            <text:p>0.0637825281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699989037939947">
            <text:p>0.0699989038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738500150305944">
            <text:p>0.073850015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740776386896642">
            <text:p>0.0740776387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741728559928433">
            <text:p>0.074172856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770102843713227">
            <text:p>0.0770102844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77625137451677">
            <text:p>0.0776251375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788568146699061">
            <text:p>0.0788568147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80276751884433">
            <text:p>0.0802767519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842814746524352">
            <text:p>0.0842814747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876595468869059">
            <text:p>0.0876595469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921891895052594">
            <text:p>0.0921891895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926223142684021">
            <text:p>0.092622314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926223142684021">
            <text:p>0.092622314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0997178709662803">
            <text:p>0.099717871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02018637315317">
            <text:p>0.102018637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0248475527755">
            <text:p>0.102484755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02917880040693">
            <text:p>0.10291788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04322196891336">
            <text:p>0.1043221969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11414235016821">
            <text:p>0.111414235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12613080780799">
            <text:p>0.1126130808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18432626705059">
            <text:p>0.1184326267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25347309361785">
            <text:p>0.1253473094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30035020041196">
            <text:p>0.1300350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32386415697352">
            <text:p>0.1323864157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32906660975574">
            <text:p>0.132906661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39118060991319">
            <text:p>0.139118061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50503091200731">
            <text:p>0.1505030912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5085043926301">
            <text:p>0.150850439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56496958596033">
            <text:p>0.1564969586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57246033523225">
            <text:p>0.1572460335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63496314429106">
            <text:p>0.1634963144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1751402502578">
            <text:p>0.1751402503</text:p>
          </table:table-cell>
          <table:table-cell table:number-columns-repeated="1020"/>
        </table:table-row>
        <table:table-row table:style-name="ro2">
          <table:table-cell office:value-type="string">
            <text:p>N-SCK04</text:p>
          </table:table-cell>
          <table:table-cell office:value-type="float" office:value="-0.177322690340521">
            <text:p>-0.1773226903</text:p>
          </table:table-cell>
          <table:table-cell office:value-type="float" office:value="0.200079748397305">
            <text:p>0.200079748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ode 13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1.74417353677917">
            <text:p>-1.7441735368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1.33119639938713">
            <text:p>-1.3311963994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1.13715269105549">
            <text:p>-1.1371526911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1.04150644231757">
            <text:p>-1.0415064423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935614309572307">
            <text:p>-0.9356143096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921936214978494">
            <text:p>-0.921936215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903796525214893">
            <text:p>-0.903796525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903796525214893">
            <text:p>-0.903796525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833159397129841">
            <text:p>-0.8331593971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799423761220321">
            <text:p>-0.799423761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784471739514821">
            <text:p>-0.7844717395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779700604053562">
            <text:p>-0.7797006041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75456769610382">
            <text:p>-0.7545676961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701363215681225">
            <text:p>-0.701363215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682337857291428">
            <text:p>-0.6823378573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634939167356826">
            <text:p>-0.6349391674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631324971680281">
            <text:p>-0.631324971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626586883683047">
            <text:p>-0.626586883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597034141420856">
            <text:p>-0.5970341414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589831995205577">
            <text:p>-0.589831995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587918254259163">
            <text:p>-0.5879182543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583099326690437">
            <text:p>-0.583099326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517365492276486">
            <text:p>-0.5173654923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51535917224874">
            <text:p>-0.515359172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506723471371981">
            <text:p>-0.5067234714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470564618872119">
            <text:p>-0.4705646189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418013612506361">
            <text:p>-0.4180136125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361558271625222">
            <text:p>-0.3615582716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350129686234613">
            <text:p>-0.350129686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343911128679299">
            <text:p>-0.343911128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338252599995712">
            <text:p>-0.3382526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328204685686559">
            <text:p>-0.328204685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287155520943221">
            <text:p>-0.2871555209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273991155107263">
            <text:p>-0.2739911551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233795845971979">
            <text:p>-0.233795846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230553532331759">
            <text:p>-0.2305535323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222406523848887">
            <text:p>-0.2224065238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215317016278211">
            <text:p>-0.2153170163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210498088709485">
            <text:p>-0.210498088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168578224251345">
            <text:p>-0.1685782243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16358968876519">
            <text:p>-0.1635896888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153627375344958">
            <text:p>-0.1536273753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148295260785053">
            <text:p>-0.1482952608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134484193772116">
            <text:p>-0.1344841938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132053656892398">
            <text:p>-0.1320536569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124610919395147">
            <text:p>-0.1246109194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106322453988437">
            <text:p>-0.106322454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0864683340484143">
            <text:p>-0.086468334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0662270751477166">
            <text:p>-0.0662270751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0644131087249302">
            <text:p>-0.064413108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0641337860699039">
            <text:p>-0.0641337861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0636939720310584">
            <text:p>-0.06369397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0543857738210864">
            <text:p>-0.0543857738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-0.00145849302731099">
            <text:p>-0.001458493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0129064396364858">
            <text:p>0.0129064396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0147514155666533">
            <text:p>0.0147514156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0386147538347141">
            <text:p>0.0386147538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0507871050969041">
            <text:p>0.0507871051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0518244006748406">
            <text:p>0.051824400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0585734216679056">
            <text:p>0.058573421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0818818662426298">
            <text:p>0.081881866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0834887454929334">
            <text:p>0.0834887455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0897658744669471">
            <text:p>0.0897658745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0936476994351434">
            <text:p>0.0936476994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111964430870429">
            <text:p>0.1119644309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122918561228896">
            <text:p>0.122918561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130146952581985">
            <text:p>0.1301469526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151120340642447">
            <text:p>0.1511203406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175645268065457">
            <text:p>0.1756452681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183551185232219">
            <text:p>0.183551185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187483749978087">
            <text:p>0.18748375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189871229832844">
            <text:p>0.1898712298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211447707216361">
            <text:p>0.211447707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23613018166355">
            <text:p>0.236130181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240492236309235">
            <text:p>0.2404922363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242879716163992">
            <text:p>0.242879716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24298102673002">
            <text:p>0.242981026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244318614483723">
            <text:p>0.2443186145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25630060949119">
            <text:p>0.2563006095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288101874156941">
            <text:p>0.288101874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293277640781202">
            <text:p>0.2932776408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305684922784873">
            <text:p>0.3056849228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310569661675687">
            <text:p>0.310569661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31514830063982">
            <text:p>0.3151483006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35174348500579">
            <text:p>0.351743485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352601312759013">
            <text:p>0.3526013128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361703021152476">
            <text:p>0.361703021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366581009950259">
            <text:p>0.36658101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376386164614798">
            <text:p>0.3763861646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395178512059928">
            <text:p>0.3951785121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40418594401739">
            <text:p>0.404185944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406190869656669">
            <text:p>0.406190869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421539109364046">
            <text:p>0.4215391094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422949934540714">
            <text:p>0.4229499345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427583841920308">
            <text:p>0.4275838419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454869030171329">
            <text:p>0.454869030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456200312955979">
            <text:p>0.456200313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477232120621102">
            <text:p>0.4772321206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50251696629131">
            <text:p>0.5025169663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50524274892963">
            <text:p>0.5052427489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506084042524623">
            <text:p>0.5060840425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537317407071922">
            <text:p>0.5373174071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590677082043165">
            <text:p>0.59067708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647400049068386">
            <text:p>0.6474000491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647400049068386">
            <text:p>0.6474000491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647400049068386">
            <text:p>0.6474000491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663236164053587">
            <text:p>0.6632361641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719155108154402">
            <text:p>0.719155108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723321450504407">
            <text:p>0.7233214505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756730140575471">
            <text:p>0.7567301406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766809007497017">
            <text:p>0.7668090075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794343138442496">
            <text:p>0.7943431384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803341186953388">
            <text:p>0.80334118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816815427026291">
            <text:p>0.81681542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818696527261849">
            <text:p>0.8186965273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853224916522032">
            <text:p>0.8532249165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860302984018901">
            <text:p>0.860302984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870297678211889">
            <text:p>0.870297678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891439815359106">
            <text:p>0.8914398154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892834776228442">
            <text:p>0.8928347762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0.941512936743102">
            <text:p>0.941512936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1.01714740374783">
            <text:p>1.017147403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1.34838392165449">
            <text:p>1.3483839217</text:p>
          </table:table-cell>
          <table:table-cell table:number-columns-repeated="1020"/>
        </table:table-row>
        <table:table-row table:style-name="ro2">
          <table:table-cell office:value-type="string">
            <text:p>N-TZD20</text:p>
          </table:table-cell>
          <table:table-cell office:value-type="float" office:value="-1.39519834640039">
            <text:p>-1.3951983464</text:p>
          </table:table-cell>
          <table:table-cell office:value-type="float" office:value="1.3489882918603">
            <text:p>1.3489882919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ode 14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345327076669165">
            <text:p>-0.3453270767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224307113761395">
            <text:p>-0.2243071138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210929352071226">
            <text:p>-0.2109293521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202274867582226">
            <text:p>-0.202274867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93975683407825">
            <text:p>-0.193975683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91633980146569">
            <text:p>-0.1916339801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87118761584047">
            <text:p>-0.187118761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78815318423011">
            <text:p>-0.178815318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78413079855699">
            <text:p>-0.1784130799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73979448408439">
            <text:p>-0.173979448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6599329615725">
            <text:p>-0.165993296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55791279191031">
            <text:p>-0.155791279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5338353166217">
            <text:p>-0.1533835317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50528802980879">
            <text:p>-0.150528803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47771971481981">
            <text:p>-0.1477719715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43952627129615">
            <text:p>-0.1439526271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29580634145518">
            <text:p>-0.1295806341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29062200482091">
            <text:p>-0.1290622005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28137365401332">
            <text:p>-0.128137365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25557364330854">
            <text:p>-0.1255573643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25557364330854">
            <text:p>-0.1255573643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25146631165158">
            <text:p>-0.125146631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22588850823196">
            <text:p>-0.1225888508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21251704334988">
            <text:p>-0.1212517043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18100361407439">
            <text:p>-0.118100361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16977290643007">
            <text:p>-0.116977290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15915194335956">
            <text:p>-0.1159151943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14006821214233">
            <text:p>-0.114006821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12614283647017">
            <text:p>-0.112614283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09449537647588">
            <text:p>-0.109449537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08922809010066">
            <text:p>-0.108922809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02537432645787">
            <text:p>-0.102537432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01025634183293">
            <text:p>-0.101025634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101025634183293">
            <text:p>-0.101025634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961698056273409">
            <text:p>-0.096169805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927221910222574">
            <text:p>-0.092722191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908181729902603">
            <text:p>-0.090818173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88107361656788">
            <text:p>-0.0881073617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851122185228868">
            <text:p>-0.0851122185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81098042324796">
            <text:p>-0.0810980423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743702561551864">
            <text:p>-0.074370256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738875802392238">
            <text:p>-0.073887580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717344568327176">
            <text:p>-0.0717344568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695484494211855">
            <text:p>-0.069548449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671083247516652">
            <text:p>-0.0671083248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66982465702086">
            <text:p>-0.0669824657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584771918731383">
            <text:p>-0.0584771919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564986141215761">
            <text:p>-0.0564986141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table:style-name="ce2" office:value-type="float" office:value="-0.0505887408644332">
            <text:p>-5.06E-00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505887408644332">
            <text:p>-0.0505887409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487910170506815">
            <text:p>-0.0487910171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450085462428332">
            <text:p>-0.045008546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445342010836166">
            <text:p>-0.0445342011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319486159617073">
            <text:p>-0.03194861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217094516635712">
            <text:p>-0.0217094517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198945908910356">
            <text:p>-0.0198945909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186400489307309">
            <text:p>-0.0186400489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181437885553709">
            <text:p>-0.018143788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181437885553709">
            <text:p>-0.018143788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117578101875239">
            <text:p>-0.011757810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108550394331226">
            <text:p>-0.010855039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0423929822768">
            <text:p>-0.004239298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-0.00274974310681893">
            <text:p>-0.0027497431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0206323309338221">
            <text:p>0.0020632331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0252272225704665">
            <text:p>0.0025227223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0786029871475548">
            <text:p>0.0078602987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0938060229964602">
            <text:p>0.0093806023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150872724800734">
            <text:p>0.0150872725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163851938325872">
            <text:p>0.0163851938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190921700004818">
            <text:p>0.01909217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204684767317577">
            <text:p>0.0204684767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209558488695524">
            <text:p>0.0209558489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216746239499273">
            <text:p>0.0216746239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324339279197517">
            <text:p>0.0324339279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327106054351073">
            <text:p>0.032710605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339606765425916">
            <text:p>0.0339606765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34934117556977">
            <text:p>0.034934117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399818185476858">
            <text:p>0.0399818185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414366783594889">
            <text:p>0.041436678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439352437187703">
            <text:p>0.0439352437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445394390219539">
            <text:p>0.044539439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45762781241335">
            <text:p>0.045762781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463064438849587">
            <text:p>0.0463064439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478821008763846">
            <text:p>0.0478821009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502468800500045">
            <text:p>0.0502468801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508857740166908">
            <text:p>0.05088577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542184359689034">
            <text:p>0.05421843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561030241849368">
            <text:p>0.056103024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589781944201089">
            <text:p>0.058978194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589781944201089">
            <text:p>0.058978194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591337202405664">
            <text:p>0.059133720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640724765629836">
            <text:p>0.064072476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643304293508966">
            <text:p>0.064330429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707441911861249">
            <text:p>0.070744191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709136319711716">
            <text:p>0.07091363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717207561405013">
            <text:p>0.0717207561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753343382283748">
            <text:p>0.075334338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754199237479793">
            <text:p>0.0754199237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759442324313286">
            <text:p>0.075944232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805043192379237">
            <text:p>0.080504319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816804548556653">
            <text:p>0.0816804549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845880592601628">
            <text:p>0.0845880593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857134186566544">
            <text:p>0.0857134187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887506475580639">
            <text:p>0.088750647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971625986369028">
            <text:p>0.097162598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0978874821617344">
            <text:p>0.097887482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00453453590281">
            <text:p>0.100453453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06192094359255">
            <text:p>0.106192094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15529471047955">
            <text:p>0.115529471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26110445182177">
            <text:p>0.1261104452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26895376383368">
            <text:p>0.126895376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31702173492945">
            <text:p>0.1317021735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54154700666774">
            <text:p>0.1541547007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55241549143787">
            <text:p>0.1552415491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56275802697942">
            <text:p>0.1562758027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58304252427745">
            <text:p>0.158304252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60215931893319">
            <text:p>0.1602159319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61301251535205">
            <text:p>0.1613012515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65682280850246">
            <text:p>0.1656822809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68301329831622">
            <text:p>0.1683013298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72415639362948">
            <text:p>0.172415639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73191329528564">
            <text:p>0.1731913295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73486631469743">
            <text:p>0.1734866315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75015718578802">
            <text:p>0.175015718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76112524651192">
            <text:p>0.1761125247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80059381808806">
            <text:p>0.1800593818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82089613934727">
            <text:p>0.1820896139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89142985988278">
            <text:p>0.18914298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92064181110906">
            <text:p>0.1920641811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92095932374179">
            <text:p>0.192095932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97600127276524">
            <text:p>0.1976001273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197600127276524">
            <text:p>0.1976001273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200046941457283">
            <text:p>0.2000469415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202070499550358">
            <text:p>0.2020704996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204623069958207">
            <text:p>0.20462307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207855947743267">
            <text:p>0.2078559477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241199647119608">
            <text:p>0.2411996471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241685157870822">
            <text:p>0.2416851579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254580853059826">
            <text:p>0.2545808531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264274056433709">
            <text:p>0.2642740564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276224732726864">
            <text:p>0.2762247327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289394443773573">
            <text:p>0.2893944438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297493608006483">
            <text:p>0.297493608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301348622340644">
            <text:p>0.3013486223</text:p>
          </table:table-cell>
          <table:table-cell table:number-columns-repeated="1020"/>
        </table:table-row>
        <table:table-row table:style-name="ro2">
          <table:table-cell office:value-type="string">
            <text:p>N-UFCUA</text:p>
          </table:table-cell>
          <table:table-cell office:value-type="float" office:value="-0.291149908428347">
            <text:p>-0.2911499084</text:p>
          </table:table-cell>
          <table:table-cell office:value-type="float" office:value="0.373107118977065">
            <text:p>0.373107119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ode 15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1.10201022881558">
            <text:p>-1.1020102288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1.03129202007949">
            <text:p>-1.0312920201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985543602409794">
            <text:p>-0.985543602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985543602409794">
            <text:p>-0.985543602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985543602409794">
            <text:p>-0.985543602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926571887192602">
            <text:p>-0.9265718872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926571887192602">
            <text:p>-0.9265718872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91096788159552">
            <text:p>-0.9109678816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91096788159552">
            <text:p>-0.9109678816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904965854439743">
            <text:p>-0.904965854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87461415347365">
            <text:p>-0.8746141535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829192487547061">
            <text:p>-0.8291924875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812133388041615">
            <text:p>-0.812133388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78851000594428">
            <text:p>-0.7885100059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755243348604736">
            <text:p>-0.7552433486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755042179344911">
            <text:p>-0.7550421793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751312135354583">
            <text:p>-0.751312135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729847785219035">
            <text:p>-0.7298477852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719086825405509">
            <text:p>-0.719086825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713029788070909">
            <text:p>-0.7130297881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679747759405055">
            <text:p>-0.679747759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660244615251408">
            <text:p>-0.6602446153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636930688049442">
            <text:p>-0.636930688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636695046418636">
            <text:p>-0.636695046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629465199858437">
            <text:p>-0.6294651999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617984203997623">
            <text:p>-0.61798420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599084378380683">
            <text:p>-0.599084378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586200773734912">
            <text:p>-0.5862007737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586200773734912">
            <text:p>-0.5862007737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583067752085938">
            <text:p>-0.5830677521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56983518313597">
            <text:p>-0.5698351831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566479686378796">
            <text:p>-0.566479686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562730650258813">
            <text:p>-0.5627306503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552368262328603">
            <text:p>-0.5523682623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539525461301108">
            <text:p>-0.5395254613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53915395017587">
            <text:p>-0.5391539502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536914853470946">
            <text:p>-0.5369148535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50366521044798">
            <text:p>-0.503665210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502771101542339">
            <text:p>-0.5027711015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500387564560478">
            <text:p>-0.5003875646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495889524052345">
            <text:p>-0.4958895241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487784805824544">
            <text:p>-0.4877848058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481903927413557">
            <text:p>-0.481903927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47909215032357">
            <text:p>-0.4790921503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465806048766018">
            <text:p>-0.4658060488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451855471552326">
            <text:p>-0.4518554716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444727897207605">
            <text:p>-0.4447278972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434571538441687">
            <text:p>-0.434571538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422948328870688">
            <text:p>-0.4229483289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421771996265999">
            <text:p>-0.4217719963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418022960146016">
            <text:p>-0.4180229601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394730688832321">
            <text:p>-0.3947306888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384899187277674">
            <text:p>-0.3848991873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382180664049825">
            <text:p>-0.38218066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37833317368663">
            <text:p>-0.3783331737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353879654685214">
            <text:p>-0.3538796547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351046037211481">
            <text:p>-0.3510460372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34359806375456">
            <text:p>-0.3435980638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326592518210066">
            <text:p>-0.3265925182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325338987687198">
            <text:p>-0.3253389877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325338987687198">
            <text:p>-0.3253389877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28061664386728">
            <text:p>-0.2806166439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270328061629809">
            <text:p>-0.2703280616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267516284539822">
            <text:p>-0.2675162845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267145518828582">
            <text:p>-0.2671455188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261313754031855">
            <text:p>-0.26131375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255481989235129">
            <text:p>-0.2554819892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232691380633159">
            <text:p>-0.2326913806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227752864490128">
            <text:p>-0.2277528645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213788369674014">
            <text:p>-0.2137883697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201902786307705">
            <text:p>-0.2019027863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201738756327207">
            <text:p>-0.2017387563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200703711831213">
            <text:p>-0.2007037118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192131691457614">
            <text:p>-0.1921316915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187784177469152">
            <text:p>-0.1877841775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179955858267705">
            <text:p>-0.1799558583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178366950203833">
            <text:p>-0.1783669502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176364372772475">
            <text:p>-0.1763643728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150158949175368">
            <text:p>-0.1501589492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145806965716501">
            <text:p>-0.1458069657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13687625611671">
            <text:p>-0.1368762561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13687625611671">
            <text:p>-0.1368762561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134757842791174">
            <text:p>-0.1347578428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131698380480076">
            <text:p>-0.1316983805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0973341273641108">
            <text:p>-0.097334127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0862651771585745">
            <text:p>-0.0862651772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0849080998512805">
            <text:p>-0.0849080999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073528913144206">
            <text:p>-0.0735289131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0670244055292484">
            <text:p>-0.0670244055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0539554755453283">
            <text:p>-0.0539554755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0470740171203463">
            <text:p>-0.0470740171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0366996471267477">
            <text:p>-0.0366996471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0348692176108193">
            <text:p>-0.0348692176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00921485543838461">
            <text:p>-0.009214855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-0.00294460260284121">
            <text:p>-0.0029446026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0134759983287567">
            <text:p>0.0134759983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0271388726834855">
            <text:p>0.0271388727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0360206926699017">
            <text:p>0.0360206927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0579632487873084">
            <text:p>0.0579632488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0647560030146225">
            <text:p>0.064756003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0664394817464774">
            <text:p>0.0664394817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0672707574369993">
            <text:p>0.067270757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0706844110671681">
            <text:p>0.0706844111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0721153333659166">
            <text:p>0.072115333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0865105934310326">
            <text:p>0.086510593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0980951335408222">
            <text:p>0.0980951335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0988659609553756">
            <text:p>0.098865961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102735291702317">
            <text:p>0.1027352917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131158910273591">
            <text:p>0.1311589103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167669742332367">
            <text:p>0.1676697423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183227422446624">
            <text:p>0.183227422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19721298028438">
            <text:p>0.1972129803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203895487028992">
            <text:p>0.203895487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223462914963674">
            <text:p>0.223462915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237779855013175">
            <text:p>0.237779855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24703720315344">
            <text:p>0.2470372032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249558419869001">
            <text:p>0.2495584199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308550914202453">
            <text:p>0.3085509142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326370272564621">
            <text:p>0.3263702726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359303110663113">
            <text:p>0.3593031107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366090531093803">
            <text:p>0.3660905311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394266109981798">
            <text:p>0.39426611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45892299749193">
            <text:p>0.4589229975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464481470021638">
            <text:p>0.46448147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489006472778257">
            <text:p>0.4890064728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495121014722859">
            <text:p>0.4951210147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603399486329834">
            <text:p>0.6033994863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733220380712214">
            <text:p>0.7332203807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761767725355938">
            <text:p>0.7617677254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764591773944312">
            <text:p>0.7645917739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0.86650857378533">
            <text:p>0.8665085738</text:p>
          </table:table-cell>
          <table:table-cell table:number-columns-repeated="1020"/>
        </table:table-row>
        <table:table-row table:style-name="ro2">
          <table:table-cell office:value-type="string">
            <text:p>N-WRYAZ</text:p>
          </table:table-cell>
          <table:table-cell office:value-type="float" office:value="1.1042102924153">
            <text:p>1.1042102924</text:p>
          </table:table-cell>
          <table:table-cell office:value-type="float" office:value="1.40775036971199">
            <text:p>1.407750369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ode 16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1.49355917244248">
            <text:p>-1.4935591724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1.10792334213593">
            <text:p>-1.1079233421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979255031727915">
            <text:p>-0.9792550317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944306310570591">
            <text:p>-0.9443063106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849433796363337">
            <text:p>-0.8494337964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845587976103962">
            <text:p>-0.8455879761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802177365144888">
            <text:p>-0.8021773651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771646679062699">
            <text:p>-0.7716466791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742071029660465">
            <text:p>-0.7420710297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687868421105413">
            <text:p>-0.6878684211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631347468520247">
            <text:p>-0.6313474685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629517733636996">
            <text:p>-0.6295177336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553474124527401">
            <text:p>-0.5534741245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538107928889691">
            <text:p>-0.5381079289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531688758913595">
            <text:p>-0.5316887589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527925594357214">
            <text:p>-0.5279255944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524420491235622">
            <text:p>-0.5244204912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523198389278742">
            <text:p>-0.5231983893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513780427813316">
            <text:p>-0.513780427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478385970179074">
            <text:p>-0.4783859702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473460615792362">
            <text:p>-0.473460615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473460615792362">
            <text:p>-0.473460615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471057352411378">
            <text:p>-0.4710573524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470020547698935">
            <text:p>-0.4700205477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466624960681094">
            <text:p>-0.4666249607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458617628175966">
            <text:p>-0.4586176282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436805094103252">
            <text:p>-0.4368050941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410948306733742">
            <text:p>-0.4109483067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384669329153012">
            <text:p>-0.3846693292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364526670447606">
            <text:p>-0.3645266704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358889543560926">
            <text:p>-0.3588895436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325597401090413">
            <text:p>-0.3255974011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31063057830304">
            <text:p>-0.3106305783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289702959313579">
            <text:p>-0.2897029593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286694740823456">
            <text:p>-0.286694740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286694740823456">
            <text:p>-0.286694740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280015731180381">
            <text:p>-0.2800157312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266554239986239">
            <text:p>-0.26655424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259220108208647">
            <text:p>-0.2592201082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257342538348138">
            <text:p>-0.2573425383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254352865057209">
            <text:p>-0.2543528651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214014507837062">
            <text:p>-0.214014507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213931927389064">
            <text:p>-0.2139319274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210923708898942">
            <text:p>-0.2109237089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167231017553464">
            <text:p>-0.1672310176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151756780658414">
            <text:p>-0.1517567807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148202908345871">
            <text:p>-0.1482029083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142605749461641">
            <text:p>-0.1426057495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124309466681468">
            <text:p>-0.1243094667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112351981546531">
            <text:p>-0.1123519815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0831130510103154">
            <text:p>-0.083113051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0386136348848054">
            <text:p>-0.0386136349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-0.00135385695926418">
            <text:p>-0.001353857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00556869611333895">
            <text:p>0.0055686961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0109948099036741">
            <text:p>0.0109948099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0371313996130976">
            <text:p>0.0371313996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0384694425184834">
            <text:p>0.0384694425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0416046048344749">
            <text:p>0.041604604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0530501028429879">
            <text:p>0.053050102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0652533083044069">
            <text:p>0.0652533083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0661601346131059">
            <text:p>0.0661601346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0702751142850068">
            <text:p>0.0702751143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0736560773040949">
            <text:p>0.0736560773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07737210278544">
            <text:p>0.077372102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0799709341756135">
            <text:p>0.0799709342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102558118152245">
            <text:p>0.1025581182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114784821963462">
            <text:p>0.114784822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125985327952289">
            <text:p>0.12598532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125985327952289">
            <text:p>0.12598532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134732637207662">
            <text:p>0.1347326372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166352974950501">
            <text:p>0.166352975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180288662606315">
            <text:p>0.1802886626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180646222921444">
            <text:p>0.1806462229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197566330675626">
            <text:p>0.1975663307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205552518846858">
            <text:p>0.205552518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209465657806533">
            <text:p>0.209465657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2195488831884">
            <text:p>0.2195488832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224056833880518">
            <text:p>0.2240568339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239767452158246">
            <text:p>0.2397674522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262959494147474">
            <text:p>0.2629594941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278232751833253">
            <text:p>0.278232751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284278478591562">
            <text:p>0.2842784786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3322301355447">
            <text:p>0.3322301355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352746112530218">
            <text:p>0.3527461125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353272595174538">
            <text:p>0.3532725952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366323318981178">
            <text:p>0.366323319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36857948284877">
            <text:p>0.368579482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378212150354751">
            <text:p>0.3782121504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388181925130837">
            <text:p>0.3881819251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427227444690006">
            <text:p>0.4272274447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427227444690006">
            <text:p>0.4272274447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454702077304815">
            <text:p>0.4547020773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459384182840015">
            <text:p>0.459384182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502334220508157">
            <text:p>0.5023342205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539136511350823">
            <text:p>0.5391365114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542144729840945">
            <text:p>0.542144729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551730271226643">
            <text:p>0.5517302712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579230241830881">
            <text:p>0.5792302418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5916762435">
            <text:p>0.5916762435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5916762435">
            <text:p>0.5916762435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603857937615795">
            <text:p>0.6038579376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60950597707954">
            <text:p>0.6095059771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637834363663654">
            <text:p>0.6378343637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644762673888227">
            <text:p>0.6447626739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683665334155184">
            <text:p>0.6836653342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712079869377833">
            <text:p>0.7120798694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719312312040955">
            <text:p>0.719312312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727912787288048">
            <text:p>0.7279127873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732842576187035">
            <text:p>0.7328425762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75105358512656">
            <text:p>0.7510535851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758214972307912">
            <text:p>0.7582149723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771558658929764">
            <text:p>0.7715586589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870444075498877">
            <text:p>0.8704440755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875338539904994">
            <text:p>0.8753385399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0.898988750876601">
            <text:p>0.8989887509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1.09213433586821">
            <text:p>1.0921343359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1.28667671028521">
            <text:p>1.2866767103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1.44133350168406">
            <text:p>1.4413335017</text:p>
          </table:table-cell>
          <table:table-cell table:number-columns-repeated="1020"/>
        </table:table-row>
        <table:table-row table:style-name="ro2">
          <table:table-cell office:value-type="string">
            <text:p>N-Y47X6</text:p>
          </table:table-cell>
          <table:table-cell office:value-type="float" office:value="-1.29434574559699">
            <text:p>-1.2943457456</text:p>
          </table:table-cell>
          <table:table-cell office:value-type="float" office:value="1.61370942941047">
            <text:p>1.6137094294</text:p>
          </table:table-cell>
          <table:table-cell table:number-columns-repeated="1020"/>
        </table:table-row>
        <table:table-row table:style-name="ro2" table:number-rows-repeated="10465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1" table:target-range-address="Sheet2.A4:Sheet2.C1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LISAWithFake4Neighbors.C1897:LISAWithFake4Neighbors.C20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 style:data-style-name="N2" text:time-value="0000-00-00T09:35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pal </meta:initial-creator>
    <meta:creation-date>2014-03-22T06:40:05</meta:creation-date>
    <dc:date>2014-03-22T09:52:45</dc:date>
    <dc:creator>simpal </dc:creator>
    <meta:editing-duration>PT12M40S</meta:editing-duration>
    <meta:editing-cycles>2</meta:editing-cycles>
    <meta:generator>LibreOffice/4.0.2.2$Linux_X86_64 LibreOffice_project/400m0$Build-2</meta:generator>
    <meta:document-statistic meta:table-count="3" meta:cell-count="6103" meta:object-count="0"/>
  </office:meta>
</office:document-meta>
</file>